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28" manifest:media-type=""/>
  <manifest:file-entry manifest:full-path="ObjectReplacements/Object 1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19fee0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0bfa5c" officeooo:paragraph-rsid="000bfa5c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_5f_Paragraphe_20_livret_20_">
      <style:paragraph-properties fo:margin-top="0cm" fo:margin-bottom="0cm" style:contextual-spacing="false"/>
    </style:style>
    <style:style style:name="P25" style:family="paragraph" style:parent-style-name="_5f_Paragraphe_20_livret_20_">
      <style:paragraph-properties fo:margin-top="0cm" fo:margin-bottom="0cm" style:contextual-spacing="false" style:line-height-at-least="0.801cm">
        <style:tab-stops>
          <style:tab-stop style:position="9.2cm" style:type="right" style:leader-style="dotted" style:leader-text="."/>
        </style:tab-stops>
      </style:paragraph-properties>
    </style:style>
    <style:style style:name="P26" style:family="paragraph" style:parent-style-name="_5f_Paragraphe_20_livret_20_">
      <style:paragraph-properties fo:margin-top="0cm" fo:margin-bottom="0cm" style:contextual-spacing="false"/>
      <style:text-properties fo:letter-spacing="normal" fo:font-style="normal" style:font-style-asian="normal" style:font-style-complex="normal"/>
    </style:style>
    <style:style style:name="P27" style:family="paragraph" style:parent-style-name="_5f_Paragraphe_20_livret_20_">
      <style:paragraph-properties fo:margin-top="0cm" fo:margin-bottom="0cm" style:contextual-spacing="false"/>
      <style:text-properties fo:letter-spacing="-0.004cm" fo:font-style="normal" style:font-style-asian="normal" style:font-style-complex="normal"/>
    </style:style>
    <style:style style:name="P28" style:family="paragraph" style:parent-style-name="_5f_Paragraphe_20_livret_20_">
      <style:paragraph-properties fo:margin-top="0cm" fo:margin-bottom="0cm" style:contextual-spacing="false"/>
      <style:text-properties officeooo:paragraph-rsid="002450a0"/>
    </style:style>
    <style:style style:name="P29" style:family="paragraph" style:parent-style-name="_5f_pointillés_20_fraction">
      <style:paragraph-properties fo:margin-top="0.199cm" fo:margin-bottom="0.199cm" style:contextual-spacing="false">
        <style:tab-stops>
          <style:tab-stop style:position="9.2cm" style:type="right" style:leader-style="dotted" style:leader-text="."/>
        </style:tab-stops>
      </style:paragraph-properties>
    </style:style>
    <style:style style:name="P30" style:family="paragraph" style:parent-style-name="_5f_pointillés_20_fraction">
      <style:paragraph-properties fo:margin-top="0.199cm" fo:margin-bottom="0.199cm" style:contextual-spacing="false">
        <style:tab-stops>
          <style:tab-stop style:position="9.2cm" style:type="right" style:leader-style="dotted" style:leader-text="."/>
        </style:tab-stops>
      </style:paragraph-properties>
      <style:text-properties style:font-name="Bitstream Vera Sans" fo:font-size="9.5pt" fo:font-style="normal" style:font-size-asian="9.5pt" style:font-style-asian="normal" style:font-size-complex="9.5pt" style:font-style-complex="normal"/>
    </style:style>
    <style:style style:name="P31" style:family="paragraph" style:parent-style-name="Exo_5f_Num" style:master-page-name="_5f_Fiche_20_éditeur_20_série_20_2_20_une_20_colonne_20_impaire_20__28_G_29_">
      <style:paragraph-properties fo:margin-top="0cm" fo:margin-bottom="0.101cm" style:contextual-spacing="false" style:page-number="33" fo:break-before="auto" fo:break-after="auto">
        <style:tab-stops/>
      </style:paragraph-properties>
      <style:text-properties officeooo:paragraph-rsid="001cac38"/>
    </style:style>
    <style:style style:name="P32" style:family="paragraph" style:parent-style-name="Exo_5f_Num" style:list-style-name="Num_5f_Exo">
      <style:paragraph-properties fo:margin-top="0.64cm" fo:margin-bottom="0.101cm" style:contextual-spacing="false"/>
      <style:text-properties officeooo:paragraph-rsid="0035301e"/>
    </style:style>
    <style:style style:name="P33" style:family="paragraph" style:parent-style-name="Exo_5f_Num" style:list-style-name="Num_5f_Exo">
      <style:paragraph-properties fo:margin-top="0.6cm" fo:margin-bottom="0.101cm" style:contextual-spacing="false"/>
    </style:style>
    <style:style style:name="P34" style:family="paragraph" style:parent-style-name="Exo_5f_Num">
      <style:paragraph-properties fo:margin-top="0.55cm" fo:margin-bottom="0cm" style:contextual-spacing="false"/>
      <style:text-properties officeooo:paragraph-rsid="001fe33d"/>
    </style:style>
    <style:style style:name="P35" style:family="paragraph" style:parent-style-name="Exo_5f_Num" style:list-style-name="Num_5f_Exo">
      <style:paragraph-properties fo:margin-top="0.499cm" fo:margin-bottom="0cm" style:contextual-spacing="false"/>
      <style:text-properties officeooo:paragraph-rsid="0035301e"/>
    </style:style>
    <style:style style:name="P36" style:family="paragraph" style:parent-style-name="Exo_5f_Num" style:list-style-name="Num_5f_Exo">
      <style:paragraph-properties fo:margin-top="0.45cm" fo:margin-bottom="0cm" style:contextual-spacing="false"/>
    </style:style>
    <style:style style:name="P37" style:family="paragraph" style:parent-style-name="Exo_5f_Num" style:list-style-name="Num_5f_Exo">
      <style:paragraph-properties fo:margin-top="0.67cm" fo:margin-bottom="0.101cm" style:contextual-spacing="false"/>
    </style:style>
    <style:style style:name="P38" style:family="paragraph" style:parent-style-name="Exo_5f_Num" style:list-style-name="Num_5f_Exo">
      <style:paragraph-properties fo:break-before="column"/>
    </style:style>
    <style:style style:name="P39" style:family="paragraph" style:parent-style-name="FILET_5f_POINTILLES" style:list-style-name="_5f_Numérotation_20_des_20_exercices_20_livrets">
      <style:text-properties fo:color="#000000" loext:opacity="100%" style:font-name="Bitstream Vera Sans" fo:font-size="10pt" fo:font-style="normal" officeooo:paragraph-rsid="003c8f99" fo:background-color="transparent"/>
    </style:style>
    <style:style style:name="P40" style:family="paragraph" style:parent-style-name="FILET_5f_POINTILLES" style:list-style-name="_5f_Numérotation_20_des_20_exercices_20_livrets">
      <style:paragraph-properties fo:margin-top="0.199cm" fo:margin-bottom="0cm" style:contextual-spacing="false"/>
      <style:text-properties fo:color="#b3b3b3" loext:opacity="100%" style:font-name="Bitstream Vera Sans" fo:font-size="10pt" fo:font-style="normal" officeooo:paragraph-rsid="003a5c36" fo:background-color="transparent"/>
    </style:style>
    <style:style style:name="P41" style:family="paragraph" style:parent-style-name="FILET_5f_POINTILLES" style:list-style-name="liste_5f_abc">
      <style:paragraph-properties fo:margin-top="0.199cm" fo:margin-bottom="0cm" style:contextual-spacing="false"/>
      <style:text-properties fo:color="#b3b3b3" loext:opacity="100%" style:font-name="Bitstream Vera Sans" fo:font-size="10pt" fo:font-style="normal" officeooo:paragraph-rsid="003a5c36" fo:background-color="transparent"/>
    </style:style>
    <style:style style:name="P42" style:family="paragraph" style:parent-style-name="FILET_5f_POINTILLES" style:list-style-name="Num_5f_Exo">
      <style:paragraph-properties fo:margin-top="0.199cm" fo:margin-bottom="0cm" style:contextual-spacing="false" fo:text-align="justify" style:justify-single-word="false"/>
      <style:text-properties fo:color="#b3b3b3" loext:opacity="100%" style:font-name="Bitstream Vera Sans" fo:font-size="10pt" fo:font-style="normal" officeooo:paragraph-rsid="003d393e" fo:background-color="transparent"/>
    </style:style>
    <style:style style:name="P43" style:family="paragraph" style:parent-style-name="FILET_5f_POINTILLES" style:list-style-name="_5f_Numérotation_20_des_20_exercices_20_livrets">
      <style:paragraph-properties fo:margin-top="0.199cm" fo:margin-bottom="0cm" style:contextual-spacing="false" fo:text-align="justify" style:justify-single-word="false"/>
    </style:style>
    <style:style style:name="P44" style:family="paragraph" style:parent-style-name="FILET_5f_POINTILLES" style:list-style-name="_5f_Numérotation_20_des_20_exercices_20_livrets">
      <style:paragraph-properties fo:margin-top="0.199cm" fo:margin-bottom="0cm" style:contextual-spacing="false" fo:text-align="justify" style:justify-single-word="false"/>
      <style:text-properties officeooo:paragraph-rsid="00389e55"/>
    </style:style>
    <style:style style:name="P45" style:family="paragraph" style:parent-style-name="FILET_5f_POINTILLES" style:list-style-name="liste_5f_abc">
      <style:paragraph-properties fo:margin-top="0.199cm" fo:margin-bottom="0cm" style:contextual-spacing="false" fo:text-align="justify" style:justify-single-word="false"/>
      <style:text-properties officeooo:paragraph-rsid="00405adf"/>
    </style:style>
    <style:style style:name="P46" style:family="paragraph" style:parent-style-name="FILET_5f_POINTILLES" style:list-style-name="liste_5f_abc">
      <style:paragraph-properties fo:margin-top="0.199cm" fo:margin-bottom="0cm" style:contextual-spacing="false"/>
      <style:text-properties fo:color="#000000" loext:opacity="100%" style:font-name="Bitstream Vera Sans" fo:font-size="10pt" fo:font-style="normal" officeooo:paragraph-rsid="003a5c36" fo:background-color="transparent"/>
    </style:style>
    <style:style style:name="P47" style:family="paragraph" style:parent-style-name="FILET_5f_POINTILLES" style:list-style-name="_5f_Numérotation_20_des_20_exercices_20_livrets">
      <style:paragraph-properties fo:margin-top="0.199cm" fo:margin-bottom="0cm" style:contextual-spacing="false" fo:text-align="justify" style:justify-single-word="false"/>
      <style:text-properties fo:color="#000000" loext:opacity="100%" style:font-name="Bitstream Vera Sans" fo:font-size="10pt" fo:font-style="normal" officeooo:paragraph-rsid="00467de2" fo:background-color="transparent"/>
    </style:style>
    <style:style style:name="P48" style:family="paragraph" style:parent-style-name="FILET_5f_POINTILLES" style:list-style-name="_5f_Numérotation_20_des_20_exercices_20_livrets">
      <style:paragraph-properties fo:margin-top="0.199cm" fo:margin-bottom="0cm" style:contextual-spacing="false"/>
      <style:text-properties fo:color="#000000" loext:opacity="100%" style:font-name="Bitstream Vera Sans" fo:font-size="10pt" fo:font-style="normal" officeooo:paragraph-rsid="003a75d5" fo:background-color="transparent"/>
    </style:style>
    <style:style style:name="P49" style:family="paragraph" style:parent-style-name="FILET_5f_POINTILLES" style:list-style-name="Num_5f_Exo">
      <style:paragraph-properties fo:margin-top="0.199cm" fo:margin-bottom="0cm" style:contextual-spacing="false"/>
    </style:style>
    <style:style style:name="P50" style:family="paragraph" style:parent-style-name="FILET_5f_POINTILLES" style:list-style-name="liste_5f_abc">
      <style:paragraph-properties fo:margin-top="0.199cm" fo:margin-bottom="0cm" style:contextual-spacing="false"/>
      <style:text-properties officeooo:paragraph-rsid="00405adf"/>
    </style:style>
    <style:style style:name="P51" style:family="paragraph" style:parent-style-name="FILET_5f_POINTILLES" style:list-style-name="_5f_Numérotation_20_des_20_exercices_20_livrets">
      <style:paragraph-properties fo:margin-top="0cm" fo:margin-bottom="0cm" style:contextual-spacing="false"/>
      <style:text-properties fo:color="#b3b3b3" loext:opacity="100%" style:font-name="Bitstream Vera Sans" fo:font-size="10pt" fo:font-style="normal" officeooo:paragraph-rsid="003c8f99" fo:background-color="transparent"/>
    </style:style>
    <style:style style:name="P52" style:family="paragraph" style:parent-style-name="FILET_5f_POINTILLES" style:list-style-name="_5f_Numérotation_20_des_20_exercices_20_livrets">
      <style:paragraph-properties fo:margin-top="0cm" fo:margin-bottom="0cm" style:contextual-spacing="false"/>
      <style:text-properties fo:color="#000000" loext:opacity="100%" style:font-name="Bitstream Vera Sans" fo:font-size="10pt" fo:font-style="normal" officeooo:paragraph-rsid="003bc093" fo:background-color="transparent"/>
    </style:style>
    <style:style style:name="P53" style:family="paragraph" style:parent-style-name="FILET_5f_POINTILLES" style:list-style-name="_5f_Numérotation_20_des_20_exercices_20_livrets">
      <style:paragraph-properties fo:margin-top="0cm" fo:margin-bottom="0cm" style:contextual-spacing="false"/>
      <style:text-properties fo:color="#000000" loext:opacity="100%" style:font-name="Bitstream Vera Sans" fo:font-size="10pt" fo:font-style="normal" officeooo:paragraph-rsid="0042ef63" fo:background-color="transparent"/>
    </style:style>
    <style:style style:name="P54" style:family="paragraph" style:parent-style-name="FILET_5f_POINTILLES" style:list-style-name="_5f_Numérotation_20_des_20_exercices_20_livrets">
      <style:paragraph-properties fo:margin-top="0cm" fo:margin-bottom="0cm" style:contextual-spacing="false" fo:text-align="justify" style:justify-single-word="false"/>
      <style:text-properties officeooo:paragraph-rsid="003d393e"/>
    </style:style>
    <style:style style:name="P55" style:family="paragraph" style:parent-style-name="FILET_5f_POINTILLES" style:list-style-name="_5f_Numérotation_20_des_20_exercices_20_livrets">
      <style:paragraph-properties fo:margin-top="0.099cm" fo:margin-bottom="0cm" style:contextual-spacing="false"/>
      <style:text-properties fo:color="#000000" loext:opacity="100%" style:font-name="Bitstream Vera Sans" fo:font-size="10pt" fo:font-style="normal" officeooo:paragraph-rsid="003bc093" fo:background-color="transparent"/>
    </style:style>
    <style:style style:name="P56" style:family="paragraph" style:parent-style-name="FILET_5f_POINTILLES" style:list-style-name="liste_5f_abc">
      <style:paragraph-properties fo:margin-top="0.099cm" fo:margin-bottom="0cm" style:contextual-spacing="false"/>
      <style:text-properties fo:color="#000000" loext:opacity="100%" style:font-name="Bitstream Vera Sans" fo:font-size="10pt" fo:font-style="normal" officeooo:paragraph-rsid="003bc093" fo:background-color="transparent"/>
    </style:style>
    <style:style style:name="P57" style:family="paragraph" style:parent-style-name="FILET_5f_POINTILLES" style:list-style-name="liste_5f_abc">
      <style:paragraph-properties fo:margin-top="0.099cm" fo:margin-bottom="0cm" style:contextual-spacing="false" fo:text-align="justify" style:justify-single-word="false"/>
    </style:style>
    <style:style style:name="P58" style:family="paragraph" style:parent-style-name="FILET_5f_POINTILLES" style:list-style-name="_5f_Numérotation_20_des_20_exercices_20_livrets">
      <style:paragraph-properties fo:margin-top="0.099cm" fo:margin-bottom="0cm" style:contextual-spacing="false"/>
      <style:text-properties fo:color="#b3b3b3" loext:opacity="100%" style:font-name="Bitstream Vera Sans" fo:font-size="10pt" fo:font-style="normal" officeooo:paragraph-rsid="003d393e" fo:background-color="transparent"/>
    </style:style>
    <style:style style:name="P59" style:family="paragraph" style:parent-style-name="FILET_5f_POINTILLES" style:list-style-name="_5f_Numérotation_20_des_20_exercices_20_livrets">
      <style:paragraph-properties fo:margin-top="0.099cm" fo:margin-bottom="0cm" style:contextual-spacing="false"/>
      <style:text-properties officeooo:paragraph-rsid="003d393e"/>
    </style:style>
    <style:style style:name="P60" style:family="paragraph" style:parent-style-name="_5f_Pied_20_de_20_page" style:list-style-name="">
      <style:paragraph-properties fo:text-align="end" style:justify-single-word="false"/>
    </style:style>
    <style:style style:name="P61" style:family="paragraph" style:parent-style-name="_5f_Pied_20_de_20_page">
      <style:paragraph-properties fo:text-align="end" style:justify-single-word="false"/>
    </style:style>
    <style:style style:name="P62" style:family="paragraph" style:parent-style-name="_5f_Pied_20_de_20_page" style:list-style-name=""/>
    <style:style style:name="P6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4" style:family="paragraph" style:parent-style-name="_5f_Pied_20_de_20_page" style:list-style-name="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5" style:family="paragraph" style:parent-style-name="_5f_Titre_20_d_27_exercices_20_livret_20_sans_20_titre" style:list-style-name="Num_5f_Exo"/>
    <style:style style:name="P66" style:family="paragraph" style:parent-style-name="_5f_num_5f_abcd" style:list-style-name="liste_5f_abc">
      <style:paragraph-properties fo:margin-top="0.199cm" fo:margin-bottom="0cm" style:contextual-spacing="false"/>
    </style:style>
    <style:style style:name="P67" style:family="paragraph" style:parent-style-name="_5f_num_5f_abcd" style:list-style-name="liste_5f_abc">
      <style:paragraph-properties fo:margin-top="0.499cm" fo:margin-bottom="0cm" style:contextual-spacing="false"/>
    </style:style>
    <style:style style:name="P68" style:family="paragraph" style:parent-style-name="_5f_num_5f_abcd" style:list-style-name="liste_5f_abc">
      <style:paragraph-properties fo:margin-top="0.101cm" fo:margin-bottom="0cm" style:contextual-spacing="false"/>
    </style:style>
    <style:style style:name="P69" style:family="paragraph" style:parent-style-name="_5f_num_5f_abcd" style:list-style-name="liste_5f_abc">
      <style:paragraph-properties fo:margin-top="0.298cm" fo:margin-bottom="0cm" style:contextual-spacing="false"/>
    </style:style>
    <style:style style:name="P70" style:family="paragraph" style:parent-style-name="_5f_num_5f_abcd" style:list-style-name="liste_5f_abc">
      <style:paragraph-properties fo:margin-top="0.3cm" fo:margin-bottom="0cm" style:contextual-spacing="false"/>
    </style:style>
    <style:style style:name="P71" style:family="paragraph" style:parent-style-name="_5f_num_5f_abcd" style:list-style-name="liste_5f_abc" style:master-page-name="">
      <style:paragraph-properties fo:margin-top="0.3cm" fo:margin-bottom="0cm" style:contextual-spacing="false" fo:line-height="0.6cm" style:page-number="auto"/>
    </style:style>
    <style:style style:name="P72" style:family="paragraph" style:parent-style-name="_5f_num_5f_abcd" style:list-style-name="liste_5f_abc" style:master-page-name="">
      <style:paragraph-properties style:page-number="auto"/>
    </style:style>
    <style:style style:name="P7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text-align="center"/>
    </style:style>
    <style:style style:name="P7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76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9fee0"/>
    </style:style>
    <style:style style:name="T6" style:family="text">
      <style:text-properties style:font-name="Bitstream Vera Sans3" fo:font-size="10pt" fo:font-style="normal" style:text-underline-style="none" style:font-size-asian="10pt" style:font-style-asian="normal" style:font-size-complex="10pt" style:font-style-complex="normal"/>
    </style:style>
    <style:style style:name="T7" style:family="text">
      <style:text-properties style:font-name="Bitstream Vera Sans3" fo:font-size="10pt" fo:font-style="normal" style:text-underline-style="none" fo:background-color="#ffff00" loext:char-shading-value="0" style:font-size-asian="10pt" style:font-style-asian="normal" style:font-size-complex="10pt" style:font-style-complex="normal"/>
    </style:style>
    <style:style style:name="T8" style:family="text">
      <style:text-properties style:font-name="Bitstream Vera Sans3" fo:font-size="10pt" fo:font-style="normal" style:text-underline-style="none" officeooo:rsid="003a109f" fo:background-color="#ffff00" loext:char-shading-value="0" style:font-size-asian="10pt" style:font-style-asian="normal" style:font-size-complex="10pt" style:font-style-complex="normal"/>
    </style:style>
    <style:style style:name="T9" style:family="text">
      <style:text-properties style:font-name="OpenSymbol1" fo:font-size="10pt" fo:font-style="normal" style:text-underline-style="none" style:font-size-asian="10pt" style:font-style-asian="normal" style:font-size-complex="10pt" style:font-style-complex="normal"/>
    </style:style>
    <style:style style:name="T10" style:family="text">
      <style:text-properties style:font-name="OpenSymbol1" fo:font-size="10pt" fo:font-style="normal" style:text-underline-style="none" fo:background-color="#ffff00" loext:char-shading-value="0" style:font-size-asian="10pt" style:font-style-asian="normal" style:font-size-complex="10pt" style:font-style-complex="normal"/>
    </style:style>
    <style:style style:name="T11" style:family="text">
      <style:text-properties style:font-name="OpenSymbol1" fo:font-size="10pt" style:text-underline-style="none" fo:background-color="#ffff00" loext:char-shading-value="0" style:font-size-asian="10pt" style:font-size-complex="10pt"/>
    </style:style>
    <style:style style:name="T12" style:family="text">
      <style:text-properties fo:font-size="10pt" fo:font-style="normal" style:font-size-asian="10pt" style:font-style-asian="normal" style:font-size-complex="10pt" style:font-style-complex="normal"/>
    </style:style>
    <style:style style:name="T13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14" style:family="text">
      <style:text-properties fo:font-size="10pt" fo:font-style="normal" style:text-underline-style="none" fo:background-color="#ffff00" loext:char-shading-value="0" style:font-size-asian="10pt" style:font-style-asian="normal" style:font-size-complex="10pt" style:font-style-complex="normal"/>
    </style:style>
    <style:style style:name="T15" style:family="text">
      <style:text-properties fo:font-size="10pt" fo:font-style="normal" style:text-underline-style="none" fo:background-color="#ffffff" loext:char-shading-value="0" style:font-size-asian="10pt" style:font-style-asian="normal" style:font-size-complex="10pt" style:font-style-complex="normal"/>
    </style:style>
    <style:style style:name="T16" style:family="text">
      <style:text-properties fo:font-size="10pt" style:text-underline-style="none" fo:background-color="#ffff00" loext:char-shading-value="0" style:font-size-asian="10pt" style:font-size-complex="10pt"/>
    </style:style>
    <style:style style:name="T17" style:family="text">
      <style:text-properties fo:font-size="10pt" fo:letter-spacing="-0.011cm" fo:font-style="normal" style:font-size-asian="10pt" style:font-style-asian="normal" style:font-size-complex="10pt" style:font-style-complex="normal"/>
    </style:style>
    <style:style style:name="T18" style:family="text">
      <style:text-properties style:text-position="0% 100%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9" style:family="text">
      <style:text-properties style:text-position="0% 100%" fo:font-weight="normal" officeooo:rsid="001fe33d" style:font-name-asian="OpenSymbol1" style:font-style-asian="normal" style:font-weight-asian="normal" style:font-name-complex="OpenSymbol1" style:font-style-complex="normal" style:font-weight-complex="normal"/>
    </style:style>
    <style:style style:name="T20" style:family="text">
      <style:text-properties style:text-position="0% 100%" fo:font-weight="normal" style:font-name-asian="OpenSymbol1" style:font-weight-asian="normal" style:font-name-complex="OpenSymbol1" style:font-weight-complex="normal"/>
    </style:style>
    <style:style style:name="T21" style:family="text">
      <style:text-properties style:text-position="0% 100%" fo:font-weight="normal" officeooo:rsid="001fe33d" style:font-name-asian="OpenSymbol1" style:font-weight-asian="normal" style:font-name-complex="OpenSymbol1" style:font-weight-complex="normal"/>
    </style:style>
    <style:style style:name="T22" style:family="text">
      <style:text-properties style:text-position="0% 100%" fo:font-weight="normal" officeooo:rsid="00078948" style:font-name-asian="OpenSymbol1" style:font-weight-asian="normal" style:font-name-complex="OpenSymbol1" style:font-weight-complex="normal"/>
    </style:style>
    <style:style style:name="T23" style:family="text">
      <style:text-properties style:text-position="0% 100%" fo:font-weight="normal" officeooo:rsid="0008a676" style:font-name-asian="OpenSymbol1" style:font-weight-asian="normal" style:font-name-complex="OpenSymbol1" style:font-weight-complex="normal"/>
    </style:style>
    <style:style style:name="T24" style:family="text">
      <style:text-properties style:text-position="0% 100%" fo:font-weight="normal" officeooo:rsid="002450a0" style:font-name-asian="OpenSymbol1" style:font-weight-asian="normal" style:font-name-complex="OpenSymbol1" style:font-weight-complex="normal"/>
    </style:style>
    <style:style style:name="T25" style:family="text">
      <style:text-properties style:text-position="0% 100%" fo:font-weight="normal" officeooo:rsid="002a7244" style:font-name-asian="OpenSymbol1" style:font-weight-asian="normal" style:font-name-complex="OpenSymbol1" style:font-weight-complex="normal"/>
    </style:style>
    <style:style style:name="T26" style:family="text">
      <style:text-properties style:text-position="0% 100%" fo:font-weight="normal" officeooo:rsid="0035301e" style:font-name-asian="OpenSymbol1" style:font-weight-asian="normal" style:font-name-complex="OpenSymbol1" style:font-weight-complex="normal"/>
    </style:style>
    <style:style style:name="T27" style:family="text">
      <style:text-properties officeooo:rsid="001fe33d"/>
    </style:style>
    <style:style style:name="T28" style:family="text">
      <style:text-properties officeooo:rsid="002376bb"/>
    </style:style>
    <style:style style:name="T29" style:family="text">
      <style:text-properties officeooo:rsid="002450a0"/>
    </style:style>
    <style:style style:name="T30" style:family="text">
      <style:text-properties fo:letter-spacing="-0.004cm"/>
    </style:style>
    <style:style style:name="T31" style:family="text">
      <style:text-properties fo:letter-spacing="-0.004cm" officeooo:rsid="00227285"/>
    </style:style>
    <style:style style:name="T32" style:family="text">
      <style:text-properties fo:letter-spacing="-0.007cm"/>
    </style:style>
    <style:style style:name="T33" style:family="text">
      <style:text-properties fo:letter-spacing="normal"/>
    </style:style>
    <style:style style:name="T34" style:family="text">
      <style:text-properties fo:letter-spacing="normal" officeooo:rsid="002450a0"/>
    </style:style>
    <style:style style:name="T35" style:family="text">
      <style:text-properties style:use-window-font-color="true" loext:opacity="0%" style:font-name="Bitstream Vera Sans5" fo:font-size="10pt" fo:font-weight="normal" officeooo:rsid="0035301e" style:font-size-asian="10.5pt"/>
    </style:style>
    <style:style style:name="T36" style:family="text">
      <style:text-properties fo:color="#000000" loext:opacity="100%" style:font-name="Bitstream Vera Sans3" fo:font-size="10pt" fo:font-style="normal" fo:font-weight="normal" officeooo:rsid="0035301e" fo:background-color="transparent" loext:char-shading-value="0" style:font-size-asian="12pt" style:font-style-asian="italic" style:font-size-complex="12pt" style:font-style-complex="italic"/>
    </style:style>
    <style:style style:name="T37" style:family="text">
      <style:text-properties fo:color="#000000" loext:opacity="100%" style:font-name="Bitstream Vera Sans3" fo:font-size="10pt" fo:font-style="normal" fo:font-weight="normal" officeooo:rsid="00389e55" fo:background-color="transparent" loext:char-shading-value="0" style:font-size-asian="12pt" style:font-style-asian="italic" style:font-size-complex="12pt" style:font-style-complex="italic"/>
    </style:style>
    <style:style style:name="T38" style:family="text">
      <style:text-properties fo:color="#000000" loext:opacity="100%" style:font-name="Bitstream Vera Sans3" fo:font-size="10pt" fo:font-style="normal" officeooo:rsid="002376bb" fo:background-color="transparent" loext:char-shading-value="0" style:font-size-asian="12pt" style:font-style-asian="italic" style:font-size-complex="12pt" style:font-style-complex="italic"/>
    </style:style>
    <style:style style:name="T39" style:family="text">
      <style:text-properties fo:color="#000000" loext:opacity="100%" style:font-name="Bitstream Vera Sans3" fo:font-size="10pt" fo:font-style="normal" officeooo:rsid="00389e55" fo:background-color="transparent" loext:char-shading-value="0" style:font-size-asian="12pt" style:font-style-asian="italic" style:font-size-complex="12pt" style:font-style-complex="italic"/>
    </style:style>
    <style:style style:name="T40" style:family="text">
      <style:text-properties fo:color="#000000" loext:opacity="100%" style:font-name="Bitstream Vera Sans3" fo:font-size="10pt" fo:letter-spacing="-0.007cm" fo:font-style="normal" fo:font-weight="normal" officeooo:rsid="0035301e" fo:background-color="transparent" loext:char-shading-value="0" style:font-size-asian="12pt" style:font-style-asian="italic" style:font-size-complex="12pt" style:font-style-complex="italic"/>
    </style:style>
    <style:style style:name="T41" style:family="text">
      <style:text-properties fo:color="#000000" loext:opacity="100%" style:font-name="Bitstream Vera Sans3" fo:font-size="10pt" style:text-underline-style="none" fo:background-color="#ffff00" loext:char-shading-value="0" style:font-size-asian="10pt" style:font-size-complex="10pt"/>
    </style:style>
    <style:style style:name="T42" style:family="text">
      <style:text-properties fo:color="#000000" loext:opacity="100%" style:font-name="Bitstream Vera Sans" fo:font-size="10pt" fo:font-style="normal" style:text-underline-style="none" fo:font-weight="normal" officeooo:rsid="003a5c36" fo:background-color="#ffff00" loext:char-shading-value="0" style:font-size-asian="10pt" style:font-size-complex="10pt"/>
    </style:style>
    <style:style style:name="T43" style:family="text">
      <style:text-properties fo:color="#000000" loext:opacity="100%" style:font-name="Bitstream Vera Sans" fo:font-size="10pt" fo:font-style="normal" officeooo:rsid="003d393e" fo:background-color="#ffff00" loext:char-shading-value="0"/>
    </style:style>
    <style:style style:name="T44" style:family="text">
      <style:text-properties fo:color="#000000" loext:opacity="100%" fo:background-color="#ffff00" loext:char-shading-value="0"/>
    </style:style>
    <style:style style:name="T45" style:family="text">
      <style:text-properties fo:color="#000000" loext:opacity="100%" officeooo:rsid="003a5c36" fo:background-color="#ffff00" loext:char-shading-value="0"/>
    </style:style>
    <style:style style:name="T46" style:family="text">
      <style:text-properties fo:color="#000000" loext:opacity="100%" officeooo:rsid="003a75d5" fo:background-color="#ffff00" loext:char-shading-value="0"/>
    </style:style>
    <style:style style:name="T47" style:family="text">
      <style:text-properties fo:color="#000000" loext:opacity="100%" officeooo:rsid="003bc093" fo:background-color="#ffff00" loext:char-shading-value="0"/>
    </style:style>
    <style:style style:name="T48" style:family="text">
      <style:text-properties fo:color="#000000" loext:opacity="100%" officeooo:rsid="003c1f35" fo:background-color="#ffff00" loext:char-shading-value="0"/>
    </style:style>
    <style:style style:name="T49" style:family="text">
      <style:text-properties fo:color="#000000" loext:opacity="100%" officeooo:rsid="003c8f99" fo:background-color="#ffff00" loext:char-shading-value="0"/>
    </style:style>
    <style:style style:name="T50" style:family="text">
      <style:text-properties fo:color="#000000" loext:opacity="100%" officeooo:rsid="003d393e" fo:background-color="#ffff00" loext:char-shading-value="0"/>
    </style:style>
    <style:style style:name="T51" style:family="text">
      <style:text-properties fo:color="#000000" loext:opacity="100%" officeooo:rsid="003eae18" fo:background-color="#ffff00" loext:char-shading-value="0"/>
    </style:style>
    <style:style style:name="T52" style:family="text">
      <style:text-properties fo:color="#000000" loext:opacity="100%" officeooo:rsid="00405adf" fo:background-color="#ffff00" loext:char-shading-value="0"/>
    </style:style>
    <style:style style:name="T53" style:family="text">
      <style:text-properties fo:color="#000000" loext:opacity="100%" officeooo:rsid="0042ef63" fo:background-color="#ffff00" loext:char-shading-value="0"/>
    </style:style>
    <style:style style:name="T54" style:family="text">
      <style:text-properties fo:color="#000000" loext:opacity="100%" officeooo:rsid="0045fc02" fo:background-color="#ffff00" loext:char-shading-value="0"/>
    </style:style>
    <style:style style:name="T55" style:family="text">
      <style:text-properties fo:color="#000000" loext:opacity="100%" officeooo:rsid="00467de2" fo:background-color="#ffff00" loext:char-shading-value="0"/>
    </style:style>
    <style:style style:name="T56" style:family="text">
      <style:text-properties fo:color="#000000" loext:opacity="100%" style:text-position="super 58%" officeooo:rsid="00405adf" fo:background-color="#ffff00" loext:char-shading-value="0"/>
    </style:style>
    <style:style style:name="T57" style:family="text">
      <style:text-properties fo:color="#000000" loext:opacity="100%" officeooo:rsid="003c1f35" fo:background-color="#ffffff" loext:char-shading-value="0"/>
    </style:style>
    <style:style style:name="T58" style:family="text">
      <style:text-properties fo:color="#000000" loext:opacity="100%" officeooo:rsid="00405adf" fo:background-color="#ffffff" loext:char-shading-value="0"/>
    </style:style>
    <style:style style:name="T59" style:family="text">
      <style:text-properties officeooo:rsid="00389e55"/>
    </style:style>
    <style:style style:name="T60" style:family="text">
      <style:text-properties style:text-underline-style="none" style:font-size-asian="10pt" style:font-style-asian="normal" style:font-size-complex="10pt" style:font-style-complex="normal"/>
    </style:style>
    <style:style style:name="T61" style:family="text">
      <style:text-properties style:text-underline-style="none" fo:background-color="#ffff00" loext:char-shading-value="0" style:font-size-asian="10pt" style:font-style-asian="normal" style:font-size-complex="10pt" style:font-style-complex="normal"/>
    </style:style>
    <style:style style:name="T62" style:family="text">
      <style:text-properties officeooo:rsid="003c1f35" fo:background-color="#ffff00" loext:char-shading-value="0"/>
    </style:style>
    <style:style style:name="T63" style:family="text">
      <style:text-properties officeooo:rsid="00405adf" fo:background-color="#ffff00" loext:char-shading-value="0"/>
    </style:style>
    <style:style style:name="T64" style:family="text">
      <style:text-properties officeooo:rsid="003c1f35"/>
    </style:style>
    <style:style style:name="T65" style:family="text">
      <style:text-properties officeooo:rsid="003c8f99"/>
    </style:style>
    <style:style style:name="T66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fo:padding="0cm" fo:border="none" draw:ole-draw-aspect="1"/>
    </style:style>
    <style:style style:name="fr9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10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fo:padding="0cm" fo:border="none" draw:wrap-influence-on-position="once-concurrent" loext:allow-overlap="true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21cm" style:color="#d7e12c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2">
        <text:list xml:id="list4222049192" text:style-name="Num_5f_Exo">
          <text:list-item>
            <text:h text:style-name="P31" text:outline-level="1"> Calcule le plus astucieusement possible.</text:h>
          </text:list-item>
        </text:list>
      </text:section>
      <text:section text:style-name="Sect2" text:name="Section3">
        <text:p text:style-name="P25"><text:span text:style-name="corps"><text:span text:style-name="T13">A </text:span></text:span><text:span text:style-name="corps"><text:span text:style-name="T9">=</text:span></text:span><text:span text:style-name="corps"><text:span text:style-name="T13"><draw:frame draw:style-name="fr7" draw:name="Objet465" text:anchor-type="as-char" svg:width="2.685cm" svg:height="0.871cm" draw:z-index="16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p>
        <text:p text:style-name="P29"><text:span text:style-name="corps"><text:span text:style-name="T14">A </text:span></text:span><text:span text:style-name="corps"><text:span text:style-name="T10">=</text:span></text:span><text:span text:style-name="corps"><text:span text:style-name="T7"> </text:span></text:span><text:span text:style-name="corps"><text:span text:style-name="T7"><draw:frame draw:style-name="fr10" draw:name="Objet7" text:anchor-type="as-char" svg:y="-0.557cm" svg:width="2.512cm" svg:height="0.87cm" draw:z-index="17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/text:p>
        <text:p text:style-name="P29"><text:span text:style-name="corps"><text:span text:style-name="T14">A </text:span></text:span><text:span text:style-name="corps"><text:span text:style-name="T10">=</text:span></text:span><text:span text:style-name="corps"><text:span text:style-name="T7"> </text:span></text:span><text:span text:style-name="_5f_pointillés_20_gris"><text:span text:style-name="T61"><draw:frame draw:style-name="fr4" draw:name="Objet8" text:anchor-type="as-char" svg:width="1.201cm" svg:height="0.87cm" draw:z-index="18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/text:p>
        <text:p text:style-name="P29"><text:span text:style-name="corps"><text:span text:style-name="T14">A </text:span></text:span><text:span text:style-name="corps"><text:span text:style-name="T10">=</text:span></text:span><text:span text:style-name="corps"><text:span text:style-name="T7"> </text:span></text:span><text:span text:style-name="corps"><text:span text:style-name="T8">1 + 1 = 2</text:span></text:span></text:p>
        <text:p text:style-name="P25"><text:span text:style-name="corps"><text:span text:style-name="T15">B </text:span></text:span><text:span text:style-name="corps"><text:span text:style-name="T9">=</text:span></text:span><text:span text:style-name="corps"><text:span text:style-name="T13"><draw:frame draw:style-name="fr7" draw:name="Objet466" text:anchor-type="as-char" svg:width="4.704cm" svg:height="0.873cm" draw:z-index="19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/text:p>
        <text:p text:style-name="P29"><text:span text:style-name="corps"><text:span text:style-name="T14">B </text:span></text:span><text:span text:style-name="corps"><text:span text:style-name="T10">=</text:span></text:span><text:span text:style-name="corps"><text:span text:style-name="T6"> </text:span></text:span><text:span text:style-name="_5f_pointillés_20_gris"><text:span text:style-name="T60"><draw:frame draw:style-name="fr4" draw:name="Objet9" text:anchor-type="as-char" svg:width="4.579cm" svg:height="0.87cm" draw:z-index="20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/text:p>
        <text:p text:style-name="P29"><text:span text:style-name="corps"><text:span text:style-name="T14">B </text:span></text:span><text:span text:style-name="corps"><text:span text:style-name="T10">=</text:span></text:span><text:span text:style-name="corps"><text:span text:style-name="T6"> </text:span></text:span><text:span text:style-name="_5f_pointillés_20_gris"><text:span text:style-name="T60"><draw:frame draw:style-name="fr4" draw:name="Objet10" text:anchor-type="as-char" svg:width="2.281cm" svg:height="0.87cm" draw:z-index="21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/text:p>
        <text:p text:style-name="P29"><text:span text:style-name="corps"><text:span text:style-name="T14">B </text:span></text:span><text:span text:style-name="corps"><text:span text:style-name="T10">=</text:span></text:span><text:span text:style-name="corps"><text:span text:style-name="T7"> </text:span></text:span><text:span text:style-name="corps"><text:span text:style-name="T8">1 + 3 + 2 = 6</text:span></text:span></text:p>
        <text:p text:style-name="P25"><text:span text:style-name="corps"><text:span text:style-name="T13">C </text:span></text:span><text:span text:style-name="corps"><text:span text:style-name="T9">=</text:span></text:span><text:span text:style-name="corps"><text:span text:style-name="T13"><draw:frame draw:style-name="fr7" draw:name="Objet467" text:anchor-type="as-char" svg:width="4.262cm" svg:height="0.96cm" draw:z-index="22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/text:p>
        <text:p text:style-name="P29"><text:span text:style-name="corps"><text:span text:style-name="T14">C </text:span></text:span><text:span text:style-name="corps"><text:span text:style-name="T10">=</text:span></text:span><text:span text:style-name="corps"><text:span text:style-name="T6"> </text:span></text:span><text:span text:style-name="_5f_pointillés_20_gris"><text:span text:style-name="T60"><draw:frame draw:style-name="fr4" draw:name="Objet11" text:anchor-type="as-char" svg:width="4.262cm" svg:height="0.96cm" draw:z-index="23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/text:p>
        <text:p text:style-name="P29"><text:span text:style-name="corps"><text:span text:style-name="T14">C </text:span></text:span><text:span text:style-name="corps"><text:span text:style-name="T10">=</text:span></text:span><text:span text:style-name="corps"><text:span text:style-name="T6"> </text:span></text:span><text:span text:style-name="_5f_pointillés_20_gris"><text:span text:style-name="T60"><draw:frame draw:style-name="fr4" draw:name="Objet12" text:anchor-type="as-char" svg:width="3.14cm" svg:height="0.96cm" draw:z-index="24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/text:p>
        <text:p text:style-name="P30"><text:span text:style-name="corps"><text:span text:style-name="T16">C </text:span></text:span><text:span text:style-name="corps"><text:span text:style-name="T11">=</text:span></text:span><text:span text:style-name="corps"><text:span text:style-name="T41"> </text:span></text:span><text:span text:style-name="_5f_pointillés_20_gris"><text:span text:style-name="T42">0</text:span></text:span></text:p>
      </text:section>
      <text:section text:style-name="Sect3" text:name="Section1">
        <text:list xml:id="list151918018536887" text:continue-numbering="true" text:style-name="Num_5f_Exo">
          <text:list-item>
            <text:h text:style-name="P32" text:outline-level="1"> <text:span text:style-name="T30">Trois chaînes de télévision comparent l’audimat de leurs émissions phares du samedi soir. La chaîne A estime qu’elle a réuni </text:span><text:span text:style-name="_5f_BVS"><text:span text:style-name="T30"><draw:frame draw:style-name="fr9" draw:name="Objet4" text:anchor-type="as-char" svg:width="0.517cm" svg:height="0.97cm" draw:z-index="25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T30"><text:s/>des téléspectateurs. La chaîne B annonce que </text:span><text:span text:style-name="_5f_BVS"><text:span text:style-name="T30"><draw:frame draw:style-name="fr9" draw:name="Objet5" text:anchor-type="as-char" svg:width="0.517cm" svg:height="0.97cm" draw:z-index="26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T30"><text:s/>des téléspectateurs ont regardé son émission et la chaîne C prétend avoir rassemblé </text:span><text:span text:style-name="_5f_BVS"><text:span text:style-name="T30"><draw:frame draw:style-name="fr9" draw:name="Objet6" text:anchor-type="as-char" svg:width="0.517cm" svg:height="0.97cm" draw:z-index="27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T30"><text:s/>des téléspectateurs.</text:span></text:h>
          </text:list-item>
        </text:list>
        <text:list xml:id="list4201710998" text:style-name="liste_5f_abc">
          <text:list-item text:start-value="1">
            <text:p text:style-name="P66">Quelle chaîne ment assurément ?</text:p>
          </text:list-item>
        </text:list>
        <text:list xml:id="list816325600" text:style-name="_5f_Numérotation_20_des_20_exercices_20_livrets">
          <text:list-item>
            <text:list>
              <text:list-header>
                <text:p text:style-name="P40"><text:span text:style-name="_5f_pointillés_20_gris"><text:span text:style-name="T45">C’est la chaîne C car </text:span></text:span><text:span text:style-name="_5f_pointillés_20_gris"><text:span text:style-name="T45"><draw:frame draw:style-name="fr8" draw:name="Objet13" text:anchor-type="as-char" svg:width="0.517cm" svg:height="0.97cm" draw:z-index="28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_5f_pointillés_20_gris"><text:span text:style-name="T45"><text:s/>est supérieur à 1.</text:span></text:span></text:p>
              </text:list-header>
            </text:list>
          </text:list-item>
        </text:list>
        <text:list xml:id="list151916488948458" text:continue-list="list4201710998" text:style-name="liste_5f_abc">
          <text:list-item>
            <text:p text:style-name="P67">Parmi les deux autres chaînes, laquelle a réalisé la meilleure audience ?</text:p>
          </text:list-item>
        </text:list>
        <text:list xml:id="list151916248736016" text:continue-list="list816325600" text:style-name="_5f_Numérotation_20_des_20_exercices_20_livrets">
          <text:list-item>
            <text:list>
              <text:list-header>
                <text:p text:style-name="P43"><text:span text:style-name="_5f_pointillés_20_gris"><draw:frame draw:style-name="fr8" draw:name="Objet14" text:anchor-type="as-char" svg:width="0.517cm" svg:height="0.97cm" draw:z-index="29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_5f_pointillés_20_gris"><text:span text:style-name="T44"><text:s/></text:span></text:span><text:span text:style-name="_5f_pointillés_20_gris"><text:span text:style-name="T45">= </text:span></text:span><text:span text:style-name="_5f_pointillés_20_gris"><text:span text:style-name="T45"><draw:frame draw:style-name="fr8" draw:name="Objet49" text:anchor-type="as-char" svg:width="0.517cm" svg:height="0.97cm" draw:z-index="30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_5f_pointillés_20_gris"><text:span text:style-name="T45">, donc c’est la chaîne A qui a réalisé la meilleure audience </text:span></text:span><text:span text:style-name="_5f_pointillés_20_gris"><text:span text:style-name="T54">car </text:span></text:span><text:span text:style-name="_5f_pointillés_20_gris"><text:span text:style-name="T54"><draw:frame draw:style-name="fr8" draw:name="Objet29" text:anchor-type="as-char" svg:width="1.75cm" svg:height="0.97cm" draw:z-index="31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_5f_pointillés_20_gris"><text:span text:style-name="T45">.</text:span></text:span></text:p>
              </text:list-header>
            </text:list>
          </text:list-item>
        </text:list>
        <text:list xml:id="list151918326231573" text:continue-list="list151918018536887" text:style-name="Num_5f_Exo">
          <text:list-item>
            <text:h text:style-name="P33" text:outline-level="1"> Un <text:span text:style-name="_5f_BVS">primeur a vendu les </text:span><text:span text:style-name="_5f_BVS"><draw:frame draw:style-name="fr9" draw:name="Objet363" text:anchor-type="as-char" svg:width="0.293cm" svg:height="0.87cm" draw:z-index="32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BVS"><text:s/>de ses salades le matin. </text:span><text:span text:style-name="_5f_BVS"><text:span text:style-name="T29">Le soir, </text:span></text:span><text:span text:style-name="_5f_BVS"><text:span text:style-name="T29"><draw:frame draw:style-name="fr9" draw:name="Objet3" text:anchor-type="as-char" svg:width="0.293cm" svg:height="0.87cm" draw:z-index="33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BVS"><text:span text:style-name="T29"><text:s/>des salades sont invendues</text:span></text:span><text:span text:style-name="_5f_BVS">.</text:span></text:h>
          </text:list-item>
        </text:list>
        <text:list xml:id="list151916446208935" text:continue-list="list151916488948458" text:style-name="liste_5f_abc">
          <text:list-item text:start-value="1">
            <text:p text:style-name="P68"><text:span text:style-name="_5f_BVS"><text:span text:style-name="T32">Quelle fraction de ses salades lui reste-t-il à midi ?</text:span></text:span></text:p>
            <text:list>
              <text:list-header>
                <text:p text:style-name="P41"><text:span text:style-name="_5f_pointillés_20_gris"><text:span text:style-name="T45">Il lui reste </text:span></text:span><text:span text:style-name="_5f_pointillés_20_gris"><text:span text:style-name="T45"><draw:frame draw:style-name="fr8" draw:name="Objet16" text:anchor-type="as-char" svg:width="0.293cm" svg:height="0.87cm" draw:z-index="34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_5f_pointillés_20_gris"><text:span text:style-name="T45"><text:s/>de ses salades à midi.</text:span></text:span></text:p>
              </text:list-header>
            </text:list>
          </text:list-item>
          <text:list-item>
            <text:p text:style-name="P67"><text:span text:style-name="_5f_BVS"><text:span text:style-name="T20">Quelle fraction de ses salades </text:span></text:span><text:span text:style-name="_5f_BVS"><text:span text:style-name="T24">a-t-il vendu</text:span></text:span><text:span text:style-name="_5f_BVS"><text:span text:style-name="T26">e</text:span></text:span><text:span text:style-name="_5f_BVS"><text:span text:style-name="T24"> dans la journée</text:span></text:span><text:span text:style-name="_5f_BVS"><text:span text:style-name="T21"> ?</text:span></text:span></text:p>
            <text:list>
              <text:list-header>
                <text:p text:style-name="P46"><text:span text:style-name="_5f_pointillés_20_gris"><text:span text:style-name="T45">Il a vendu </text:span></text:span><text:span text:style-name="_5f_pointillés_20_gris"><text:span text:style-name="T45"><draw:frame draw:style-name="fr8" draw:name="Objet17" text:anchor-type="as-char" svg:width="0.293cm" svg:height="0.87cm" draw:z-index="36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_5f_pointillés_20_gris"><text:span text:style-name="T45"><text:s/>de ses salades dans la journée.</text:span></text:span></text:p>
                <text:p text:style-name="P46"><text:span text:style-name="_5f_pointillés_20_gris"><text:span text:style-name="T45"/></text:span></text:p>
              </text:list-header>
            </text:list>
          </text:list-item>
        </text:list>
        <text:list xml:id="list151916971074555" text:continue-list="list151918326231573" text:style-name="Num_5f_Exo">
          <text:list-item>
            <text:h text:style-name="P38" text:outline-level="1"> <text:span text:style-name="T35">Tao</text:span> s’entraîne à marquer des paniers au basket. Lundi, sur 25 essais, il a marqué 15 fois. Mardi, sur 10 essais, 7 ont été réussis. Mercredi, il a réussi 65 % de ses tirs. Quel jour a-t-il été le meilleur ?</text:h>
          </text:list-item>
        </text:list>
        <text:list xml:id="list151916736828122" text:continue-list="list151916248736016" text:style-name="_5f_Numérotation_20_des_20_exercices_20_livrets">
          <text:list-item>
            <text:list>
              <text:list-header>
                <text:p text:style-name="P47"><text:span text:style-name="_5f_pointillés_20_gris"><text:span text:style-name="T45">Lundi : </text:span></text:span><text:span text:style-name="_5f_pointillés_20_gris"><text:span text:style-name="T45"><draw:frame draw:style-name="fr8" draw:name="Objet15" text:anchor-type="as-char" svg:width="2.067cm" svg:height="0.97cm" draw:z-index="37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/text:p>
                <text:p text:style-name="P47"><text:span text:style-name="_5f_pointillés_20_gris"><text:span text:style-name="T55">M</text:span></text:span><text:span text:style-name="_5f_pointillés_20_gris"><text:span text:style-name="T45">ardi : </text:span></text:span><text:span text:style-name="_5f_pointillés_20_gris"><text:span text:style-name="T45"><draw:frame draw:style-name="fr8" draw:name="Objet18" text:anchor-type="as-char" svg:width="2.067cm" svg:height="0.97cm" draw:z-index="44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/text:p>
                <text:p text:style-name="P47"><text:span text:style-name="_5f_pointillés_20_gris"><text:span text:style-name="T55">M</text:span></text:span><text:span text:style-name="_5f_pointillés_20_gris"><text:span text:style-name="T46">ercredi : 65 % </text:span></text:span><text:span text:style-name="_5f_pointillés_20_gris"><text:span text:style-name="T53">= </text:span></text:span><text:span text:style-name="_5f_pointillés_20_gris"><text:span text:style-name="T53"><draw:frame draw:style-name="fr8" draw:name="Objet19" text:anchor-type="as-char" svg:width="0.741cm" svg:height="0.97cm" draw:z-index="45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_5f_pointillés_20_gris"><text:span text:style-name="T46">.</text:span></text:span></text:p>
                <text:p text:style-name="P47"><text:span text:style-name="_5f_pointillés_20_gris"><text:span text:style-name="T46">Il a donc été le meilleur le mardi.</text:span></text:span></text:p>
              </text:list-header>
            </text:list>
          </text:list-item>
        </text:list>
        <text:list xml:id="list151917183660684" text:continue-list="list151916971074555" text:style-name="Num_5f_Exo">
          <text:list-item>
            <text:h text:style-name="P34" text:outline-level="1"><text:span text:style-name="_5f_Consigne"><text:span text:style-name="T12"> </text:span></text:span><text:span text:style-name="_5f_Consigne"><text:span text:style-name="T17">Un constructeur automobile crée plusieurs voitures différentes. On appelle « chevaux » la puissance du véhicule.</text:span></text:span></text:h>
          </text:list-item>
        </text:list>
        <text:p text:style-name="P24"><text:span text:style-name="_5f_Consigne"><text:span text:style-name="T17">Plus le rapport </text:span></text:span><text:span text:style-name="T17"><draw:frame draw:style-name="fr7" draw:name="Objet164" text:anchor-type="as-char" svg:width="1.561cm" svg:height="0.87cm" draw:z-index="35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_5f_Consigne"><text:span text:style-name="T17"><text:s/>est élevé, plus la voiture est rapide.</text:span></text:span></text:p>
        <text:p text:style-name="P26">La voiture A pèse 780 kg et possède 78 chevaux, la voiture B pèse 854 kg et possède 185 chevaux, la voiture C pèse 996 kg et possède 156 chevaux et enfin la voiture D pèse 1,135 tonne et possède 122 chevaux.</text:p>
        <text:p text:style-name="P27">Classe ces voitures de la plus lente à la plus rapide.</text:p>
        <text:list xml:id="list151916773038059" text:continue-list="list151916736828122" text:style-name="_5f_Numérotation_20_des_20_exercices_20_livrets">
          <text:list-item>
            <text:list>
              <text:list-header>
                <text:p text:style-name="P48"><text:span text:style-name="_5f_pointillés_20_gris"><text:span text:style-name="T46">Pour la voiture A : rapport </text:span></text:span><text:span text:style-name="_5f_pointillés_20_gris"><text:span text:style-name="T46"><draw:frame draw:style-name="fr8" draw:name="Objet20" text:anchor-type="as-char" svg:width="1.759cm" svg:height="0.97cm" draw:z-index="38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/text:p>
                <text:p text:style-name="P48"><text:span text:style-name="_5f_pointillés_20_gris"><text:span text:style-name="T46">Pour la voiture B : rapport </text:span></text:span><text:span text:style-name="_5f_pointillés_20_gris"><text:span text:style-name="T46"><draw:frame draw:style-name="fr8" draw:name="Objet21" text:anchor-type="as-char" svg:width="1.988cm" svg:height="0.97cm" draw:z-index="41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/text:p>
                <text:p text:style-name="P48"><text:span text:style-name="_5f_pointillés_20_gris"><text:span text:style-name="T46">Pour la voiture C : rapport </text:span></text:span><text:span text:style-name="_5f_pointillés_20_gris"><text:span text:style-name="T46"><draw:frame draw:style-name="fr8" draw:name="Objet22" text:anchor-type="as-char" svg:width="1.988cm" svg:height="0.97cm" draw:z-index="42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/text:p>
                <text:p text:style-name="P48"><text:span text:style-name="_5f_pointillés_20_gris"><text:span text:style-name="T46">Pour la voiture D : rapport </text:span></text:span><text:span text:style-name="_5f_pointillés_20_gris"><text:span text:style-name="T46"><draw:frame draw:style-name="fr8" draw:name="Objet23" text:anchor-type="as-char" svg:width="2.212cm" svg:height="0.97cm" draw:z-index="43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/text:p>
                <text:p text:style-name="P53"><text:span text:style-name="_5f_pointillés_20_gris"><text:span text:style-name="T46">De la plus lente à la plus rapide, on a : </text:span></text:span></text:p>
                <text:p text:style-name="P53"><text:span text:style-name="_5f_pointillés_20_gris"><text:span text:style-name="T46">A – D – C - B</text:span></text:span></text:p>
              </text:list-header>
            </text:list>
          </text:list-item>
        </text:list>
        <text:list xml:id="list151916262059119" text:continue-list="list151917183660684" text:style-name="Num_5f_Exo">
          <text:list-item>
            <text:h text:style-name="P35" text:outline-level="1"><text:soft-page-break/><text:span text:style-name="_5f_BVS"> </text:span><text:span text:style-name="_5f_BVS"><text:span text:style-name="T32">Dans les parkings, la loi exige que, sur 50 places, au moins une soit réservée aux personnes </text:span></text:span><text:span text:style-name="_5f_BVS"><text:span text:style-name="T40">en situation de handicap</text:span></text:span><text:span text:style-name="_5f_BVS"><text:span text:style-name="T32">.</text:span></text:span></text:h>
          </text:list-item>
        </text:list>
        <text:p text:style-name="P28"><text:span text:style-name="_5f_BVS">Un parking de 600 places contient 10 places pour </text:span><text:span text:style-name="_5f_BVS"><text:span text:style-name="T36">les personnes en situation de handicap</text:span></text:span><text:span text:style-name="_5f_BVS">.</text:span></text:p>
        <text:list xml:id="list151918182294788" text:continue-list="list151916446208935" text:style-name="liste_5f_abc">
          <text:list-item text:start-value="1">
            <text:p text:style-name="P66"><text:span text:style-name="_5f_BVS">Traduis cet énoncé à l’aide de deux fractions puis compare-les.</text:span></text:p>
          </text:list-item>
        </text:list>
        <text:list xml:id="list151917655809666" text:continue-list="list151916773038059" text:style-name="_5f_Numérotation_20_des_20_exercices_20_livrets">
          <text:list-item>
            <text:list>
              <text:list-header>
                <text:p text:style-name="P39"><text:span text:style-name="_5f_pointillés_20_gris"><text:span text:style-name="T49">Pour la loi : </text:span></text:span><text:span text:style-name="_5f_pointillés_20_gris"><text:span text:style-name="T49"><draw:frame draw:style-name="fr8" draw:name="Objet53" text:anchor-type="as-char" svg:width="0.517cm" svg:height="0.87cm" draw:z-index="58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text:span text:style-name="_5f_pointillés_20_gris"><text:span text:style-name="T49"> ; </text:span></text:span><text:span text:style-name="_5f_pointillés_20_gris"><text:span text:style-name="T53">p</text:span></text:span><text:span text:style-name="_5f_pointillés_20_gris"><text:span text:style-name="T49">our le parking : </text:span></text:span><text:span text:style-name="_5f_pointillés_20_gris"><text:span text:style-name="T49"><draw:frame draw:style-name="fr8" draw:name="Objet32" text:anchor-type="as-char" svg:width="0.741cm" svg:height="0.87cm" draw:z-index="60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text:span text:style-name="_5f_pointillés_20_gris"><text:span text:style-name="T49">, soit <text:s/></text:span></text:span><text:span text:style-name="_5f_pointillés_20_gris"><text:span text:style-name="T65"><draw:frame draw:style-name="fr8" draw:name="Objet33" text:anchor-type="as-char" svg:width="0.517cm" svg:height="0.87cm" draw:z-index="61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text:span text:style-name="_5f_pointillés_20_gris"><text:span text:style-name="T49">.</text:span></text:span></text:p>
                <text:p text:style-name="P44"><text:span text:style-name="_5f_pointillés_20_gris"><text:span text:style-name="T49">Les deux fractions ont le même numérateur, la</text:span></text:span><text:span text:style-name="_5f_pointillés_20_gris"><text:span text:style-name="T65"> </text:span></text:span><text:span text:style-name="_5f_pointillés_20_gris"><text:span text:style-name="T49">plus grande est celle qui a le plus petit dénominateur donc </text:span></text:span><text:span text:style-name="_5f_pointillés_20_gris"><text:span text:style-name="T49"><draw:frame draw:style-name="fr8" draw:name="Objet34" text:anchor-type="as-char" svg:width="1.75cm" svg:height="0.87cm" draw:z-index="62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_5f_pointillés_20_gris"><text:span text:style-name="T49">.</text:span></text:span></text:p>
              </text:list-header>
            </text:list>
          </text:list-item>
        </text:list>
        <text:list xml:id="list151916769779412" text:continue-list="list151918182294788" text:style-name="liste_5f_abc">
          <text:list-item>
            <text:p text:style-name="P69"><text:span text:style-name="_5f_BVS">Le gérant du parking respecte-t-il la loi ?</text:span></text:p>
          </text:list-item>
        </text:list>
        <text:list xml:id="list151916270751871" text:continue-list="list151917655809666" text:style-name="_5f_Numérotation_20_des_20_exercices_20_livrets">
          <text:list-item>
            <text:list>
              <text:list-header>
                <text:p text:style-name="P51"><text:span text:style-name="_5f_pointillés_20_gris"><text:span text:style-name="T43">Donc</text:span></text:span><text:span text:style-name="_5f_pointillés_20_gris"><text:span text:style-name="T49"> la loi n’est donc pas respectée.</text:span></text:span></text:p>
              </text:list-header>
            </text:list>
          </text:list-item>
        </text:list>
        <text:list xml:id="list151918251687094" text:continue-list="list151916262059119" text:style-name="Num_5f_Exo">
          <text:list-item>
            <text:h text:style-name="P36" text:outline-level="1"><text:span text:style-name="_5f_BVS"><text:span text:style-name="T19"> </text:span></text:span><text:span text:style-name="_5f_BVS">Un confiseur prépare des sachets de bonbons en mettant un tiers de caramels, deux neuvièmes de bonbons aux fruits et pour le reste des bonbons au chocolat. </text:span></text:h>
          </text:list-item>
        </text:list>
        <text:list xml:id="list151916540721433" text:continue-list="list151916769779412" text:style-name="liste_5f_abc">
          <text:list-item text:start-value="1">
            <text:p text:style-name="P66"><text:span text:style-name="_5f_BVS">Quelle fraction de l’ensemble représente</text:span><text:span text:style-name="_5f_BVS"><text:span text:style-name="T59">nt</text:span></text:span><text:span text:style-name="_5f_BVS"> les caramels ?</text:span></text:p>
          </text:list-item>
        </text:list>
        <text:list xml:id="list151917201977733" text:continue-list="list151916270751871" text:style-name="_5f_Numérotation_20_des_20_exercices_20_livrets">
          <text:list-item>
            <text:list>
              <text:list-header>
                <text:p text:style-name="P52"><text:span text:style-name="_5f_pointillés_20_gris"><text:span text:style-name="T47">Ils représentent </text:span></text:span><text:span text:style-name="_5f_pointillés_20_gris"><text:span text:style-name="T47"><draw:frame draw:style-name="fr8" draw:name="Objet36" text:anchor-type="as-char" svg:width="0.293cm" svg:height="0.87cm" draw:z-index="63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span><text:span text:style-name="_5f_pointillés_20_gris"><text:span text:style-name="T47">.</text:span></text:span></text:p>
              </text:list-header>
            </text:list>
          </text:list-item>
        </text:list>
        <text:list xml:id="list151917028574182" text:continue-list="list151916540721433" text:style-name="liste_5f_abc">
          <text:list-item>
            <text:p text:style-name="P70"><text:span text:style-name="_5f_BVS"><text:span text:style-name="T27">Quelle fraction de l’ensemble représentent </text:span></text:span><text:span text:style-name="_5f_BVS">les bonbons aux fruits </text:span><text:span text:style-name="_5f_BVS"><text:span text:style-name="T29">et au caramel</text:span></text:span><text:span text:style-name="_5f_BVS"><text:span text:style-name="T34"> </text:span></text:span><text:span text:style-name="_5f_BVS">?</text:span></text:p>
          </text:list-item>
        </text:list>
        <text:list xml:id="list151916463643145" text:continue-list="list151917201977733" text:style-name="_5f_Numérotation_20_des_20_exercices_20_livrets">
          <text:list-item>
            <text:list>
              <text:list-header>
                <text:p text:style-name="P55"><text:span text:style-name="_5f_pointillés_20_gris"><text:span text:style-name="T47">Ils représentent </text:span></text:span><text:span text:style-name="_5f_pointillés_20_gris"><text:span text:style-name="T47"><draw:frame draw:style-name="fr8" draw:name="Objet24" text:anchor-type="as-char" svg:width="3.113cm" svg:height="0.87cm" draw:z-index="64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text:span text:style-name="_5f_pointillés_20_gris"><text:span text:style-name="T47">.</text:span></text:span></text:p>
              </text:list-header>
            </text:list>
          </text:list-item>
        </text:list>
        <text:list xml:id="list151918167226125" text:continue-list="list151917028574182" text:style-name="liste_5f_abc">
          <text:list-item>
            <text:p text:style-name="P70"><text:span text:style-name="_5f_BVS">Quelle fraction de l’ensemble représente</text:span><text:span text:style-name="_5f_BVS"><text:span text:style-name="T59">nt</text:span></text:span><text:span text:style-name="_5f_BVS"> les bonbons au chocolat</text:span><text:span text:style-name="_5f_BVS"><text:span text:style-name="T33"> </text:span></text:span><text:span text:style-name="_5f_BVS">?</text:span></text:p>
            <text:list>
              <text:list-header>
                <text:p text:style-name="P56"><text:span text:style-name="_5f_pointillés_20_gris"><text:span text:style-name="T47">Ils représentent </text:span></text:span><text:span text:style-name="_5f_pointillés_20_gris"><text:span text:style-name="T47"><draw:frame draw:style-name="fr8" draw:name="Objet25" text:anchor-type="as-char" svg:width="1.799cm" svg:height="0.87cm" draw:z-index="65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text:span text:style-name="_5f_pointillés_20_gris"><text:span text:style-name="T47">.</text:span></text:span></text:p>
              </text:list-header>
            </text:list>
          </text:list-item>
        </text:list>
        <text:list xml:id="list151917452026540" text:continue-list="list151918251687094" text:style-name="Num_5f_Exo">
          <text:list-item>
            <text:h text:style-name="P36" text:outline-level="1"> <text:span text:style-name="T30">Actuell</text:span><text:span text:style-name="_5f_BVS"><text:span text:style-name="T30">ement, 1,5 milliard d’êtres humains n’ont pas accès à l’eau potable et 2,6 milliards n’ont pas droit à un réseau d’assainissement des eaux usées (toilettes, égouts, ...).</text:span></text:span></text:h>
          </text:list-item>
        </text:list>
        <text:p text:style-name="P24"><text:span text:style-name="_5f_BVS"><text:span text:style-name="T30">Si l’on considère que la planète compte 6,6 milliards d’individus, donne </text:span></text:span><text:span text:style-name="_5f_BVS"><text:span text:style-name="T31">la proportion d’êtres humains</text:span></text:span><text:span text:style-name="_5f_BVS"><text:span text:style-name="T30"> :</text:span></text:span></text:p>
        <text:list xml:id="list151917430783527" text:continue-list="list151918167226125" text:style-name="liste_5f_abc">
          <text:list-item text:start-value="1">
            <text:p text:style-name="P66"><text:span text:style-name="_5f_BVS">qui n’ont pas accès à l’eau potable.</text:span></text:p>
            <text:list>
              <text:list-header>
                <text:p text:style-name="P57"><text:span text:style-name="_5f_pointillés_20_gris"><draw:frame draw:style-name="fr4" draw:name="Objet35" text:anchor-type="as-char" svg:width="1.778cm" svg:height="0.87cm" draw:z-index="49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_5f_pointillés_20_gris"><text:span text:style-name="T44"><text:s/></text:span></text:span><text:span text:style-name="_5f_pointillés_20_gris"><text:span text:style-name="T49">est la proportion de personnes qui n’ont pas accès à l’eau potable.</text:span></text:span></text:p>
              </text:list-header>
            </text:list>
          </text:list-item>
          <text:list-item>
            <text:p text:style-name="P67"><text:span text:style-name="_5f_BVS"><text:span text:style-name="T20">qui ne disposent pas </text:span></text:span><text:span text:style-name="_5f_BVS"><text:span text:style-name="T25">d’un accès à </text:span></text:span><text:span text:style-name="_5f_BVS"><text:span text:style-name="T20">un réseau d’assainissement.</text:span></text:span></text:p>
          </text:list-item>
        </text:list>
        <text:list xml:id="list151917810772573" text:continue-list="list151916463643145" text:style-name="_5f_Numérotation_20_des_20_exercices_20_livrets">
          <text:list-item>
            <text:list>
              <text:list-header>
                <text:p text:style-name="P54"><text:span text:style-name="_5f_pointillés_20_gris"><draw:frame draw:style-name="fr4" draw:name="Objet37" text:anchor-type="as-char" svg:width="1.778cm" svg:height="0.87cm" draw:z-index="57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_5f_pointillés_20_gris"><text:span text:style-name="T44"><text:s/></text:span></text:span><text:span text:style-name="_5f_pointillés_20_gris"><text:span text:style-name="T49">est la proportion de personnes qui n</text:span></text:span><text:span text:style-name="_5f_pointillés_20_gris"><text:span text:style-name="T50">e disposent pas d’un accès à un réseau d’assainissement</text:span></text:span><text:span text:style-name="_5f_pointillés_20_gris"><text:span text:style-name="T49">.</text:span></text:span></text:p>
              </text:list-header>
            </text:list>
          </text:list-item>
        </text:list>
        <text:list xml:id="list151917240963422" text:continue-list="list151917452026540" text:style-name="Num_5f_Exo">
          <text:list-item>
            <text:h text:style-name="P65" text:outline-level="1"> <text:span text:style-name="_5f_BVS">Steven mange </text:span><text:span text:style-name="_5f_BVS"><draw:frame draw:style-name="fr7" draw:name="Objet26" text:anchor-type="as-char" svg:width="0.293cm" svg:height="0.97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BVS"><text:s/>de la tarte de </text:span><text:span text:style-name="_5f_BVS"><text:span text:style-name="T59">sa </text:span></text:span><text:span text:style-name="_5f_BVS">grand-mère et Alice en mange les </text:span><text:span text:style-name="_5f_BVS"><draw:frame draw:style-name="fr7" draw:name="Objet40" text:anchor-type="as-char" svg:width="0.293cm" svg:height="0.87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BVS">.</text:span></text:h>
          </text:list-item>
        </text:list>
        <text:p text:style-name="_5f_Paragraphe_20_livret_20_"><text:span text:style-name="_5f_BVS"><text:span text:style-name="T20">Quelle fraction de la tarte ont-ils mangé</text:span></text:span><text:span text:style-name="_5f_BVS"><text:span text:style-name="T22">e</text:span></text:span><text:span text:style-name="_5f_BVS"><text:span text:style-name="T20"> </text:span></text:span><text:span text:style-name="_5f_BVS"><text:span text:style-name="T23">à eux deux </text:span></text:span><text:span text:style-name="_5f_BVS"><text:span text:style-name="T20">et quelle fraction </text:span></text:span><text:span text:style-name="_5f_BVS"><text:span text:style-name="T22">en </text:span></text:span><text:span text:style-name="_5f_BVS"><text:span text:style-name="T20">reste-t-il ?</text:span></text:span></text:p>
        <text:list xml:id="list151918274047524" text:continue-list="list151917810772573" text:style-name="_5f_Numérotation_20_des_20_exercices_20_livrets">
          <text:list-item>
            <text:list>
              <text:list-header>
                <text:p text:style-name="P58"><text:span text:style-name="_5f_pointillés_20_gris"><text:span text:style-name="T53">À</text:span></text:span><text:span text:style-name="_5f_pointillés_20_gris"><text:span text:style-name="T50"> eux deux ils ont mangé : </text:span></text:span><text:span text:style-name="_5f_pointillés_20_gris"><text:span text:style-name="T50"><draw:frame draw:style-name="fr4" draw:name="Objet38" text:anchor-type="as-char" svg:width="1.891cm" svg:height="0.87cm" draw:z-index="50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text:span text:style-name="_5f_pointillés_20_gris"><text:span text:style-name="T50">.</text:span></text:span></text:p>
                <text:p text:style-name="P59"><text:span text:style-name="_5f_pointillés_20_gris"><text:span text:style-name="T50">Il reste donc : </text:span></text:span><text:span text:style-name="_5f_pointillés_20_gris"><text:span text:style-name="T50"><draw:frame draw:style-name="fr4" draw:name="Objet39" text:anchor-type="as-char" svg:width="1.944cm" svg:height="0.87cm" draw:z-index="51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span><text:span text:style-name="_5f_pointillés_20_gris"><text:span text:style-name="T50"><text:s/>de la tarte.</text:span></text:span></text:p>
              </text:list-header>
            </text:list>
          </text:list-item>
        </text:list>
        <text:list xml:id="list151916956876242" text:continue-list="list151917240963422" text:style-name="Num_5f_Exo">
          <text:list-item>
            <text:h text:style-name="P37" text:outline-level="1"><text:span text:style-name="_5f_BVS"><text:span text:style-name="_5f_BVS"><text:span text:style-name="T18"> </text:span></text:span></text:span><text:span text:style-name="_5f_BVS"><text:span text:style-name="T30">Martine a lu 150 pages d’un livre de 420 pages. A-t-elle lu plus du tiers du livre ?</text:span></text:span></text:h>
            <text:list>
              <text:list-header>
                <text:p text:style-name="P42"><text:span text:style-name="_5f_pointillés_20_gris"><text:span text:style-name="T50">Martine a lu : </text:span></text:span><text:span text:style-name="_5f_pointillés_20_gris"><text:span text:style-name="T50"><draw:frame draw:style-name="fr4" draw:name="Objet41" text:anchor-type="as-char" svg:width="1.889cm" svg:height="0.87cm" draw:z-index="55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span><text:span text:style-name="_5f_pointillés_20_gris"><text:span text:style-name="T50"> et </text:span></text:span><text:span text:style-name="_5f_pointillés_20_gris"><text:span text:style-name="T50"><draw:frame draw:style-name="fr4" draw:name="Objet42" text:anchor-type="as-char" svg:width="3.046cm" svg:height="0.87cm" draw:z-index="56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text:span text:style-name="_5f_pointillés_20_gris"><text:span text:style-name="T50"> . Les deux fractions ont le même dénominateur, la plus </text:span></text:span><text:span text:style-name="_5f_pointillés_20_gris"><text:span text:style-name="T51">petite</text:span></text:span><text:span text:style-name="_5f_pointillés_20_gris"><text:span text:style-name="T50"> est celle qui a le plus </text:span></text:span><text:span text:style-name="_5f_pointillés_20_gris"><text:span text:style-name="T51">petit</text:span></text:span><text:span text:style-name="_5f_pointillés_20_gris"><text:span text:style-name="T50"> numérateur donc </text:span></text:span><text:span text:style-name="_5f_pointillés_20_gris"><text:span text:style-name="T50"><draw:frame draw:style-name="fr6" draw:name="Objet43" text:anchor-type="as-char" svg:width="1.616cm" svg:height="0.87cm" draw:z-index="59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text:span text:style-name="_5f_pointillés_20_gris"><text:span text:style-name="T50"><text:s/></text:span></text:span><text:span text:style-name="_5f_pointillés_20_gris"><text:span text:style-name="T51">et Martine a lu plus du tiers du livre.</text:span></text:span></text:p>
              </text:list-header>
            </text:list>
          </text:list-item>
          <text:list-item>
            <text:h text:style-name="P37" text:outline-level="1"><text:span text:style-name="_5f_BVS"><text:span text:style-name="_5f_BVS"><text:span text:style-name="T18"> </text:span></text:span></text:span><text:span text:style-name="_5f_BVS">Dans un magasin, on dispose de </text:span><text:span text:style-name="_5f_BVS"><text:span text:style-name="T28">3</text:span></text:span><text:span text:style-name="_5f_BVS">50 </text:span><text:span text:style-name="_5f_BVS"><text:span text:style-name="T37">boîte</text:span></text:span><text:span text:style-name="_5f_BVS">s </text:span><text:span text:style-name="_5f_BVS"><text:span text:style-name="T28">de chocolats</text:span></text:span><text:span text:style-name="_5f_BVS">. Au cours du premier mois, on en vend </text:span><text:span text:style-name="_5f_BVS"><text:span text:style-name="T28">200</text:span></text:span><text:span text:style-name="_5f_BVS">.</text:span></text:h>
          </text:list-item>
        </text:list>
        <text:list xml:id="list151917173740398" text:continue-list="list151917430783527" text:style-name="liste_5f_abc">
          <text:list-item>
            <text:list>
              <text:list-item>
                <text:list>
                  <text:list-item text:start-value="1">
                    <text:p text:style-name="P66"><text:span text:style-name="_5f_BVS">Quelle fraction du total représente cette vente ? Simplifie. <text:s text:c="3"/></text:span><text:span text:style-name="_5f_BVS"><text:span text:style-name="T64"><text:s text:c="79"/></text:span></text:span><text:span text:style-name="_5f_BVS"><text:span text:style-name="T62">Cette vente représente : </text:span></text:span><text:span text:style-name="_5f_BVS"><text:span text:style-name="T62"><draw:frame draw:style-name="fr4" draw:name="Objet28" text:anchor-type="as-char" svg:width="3.268cm" svg:height="0.87cm" draw:z-index="46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/text:p>
                  </text:list-item>
                </text:list>
              </text:list-item>
            </text:list>
          </text:list-item>
          <text:list-item text:start-value="2">
            <text:p text:style-name="P72"><text:span text:style-name="_5f_BVS">L’objectif était de vendre les </text:span><text:span text:style-name="_5f_BVS"><draw:frame draw:style-name="fr5" draw:name="Objet1" text:anchor-type="as-char" svg:width="0.293cm" svg:height="0.87cm" draw:z-index="13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_5f_BVS"><text:s/>du total. L’objectif a-t-il été atteint ? Explique.</text:span></text:p>
          </text:list-item>
        </text:list>
        <text:list xml:id="list151917763694669" text:continue-list="list151916956876242" text:style-name="Num_5f_Exo">
          <text:list-item>
            <text:list>
              <text:list-header>
                <text:p text:style-name="P49"><text:span text:style-name="_5f_pointillés_20_gris"><draw:frame draw:style-name="fr4" draw:name="Objet30" text:anchor-type="as-char" svg:width="1.443cm" svg:height="0.87cm" draw:z-index="39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_5f_pointillés_20_gris"><text:span text:style-name="T44"><text:s/></text:span></text:span><text:span text:style-name="_5f_pointillés_20_gris"><text:span text:style-name="T48">et </text:span></text:span><text:span text:style-name="_5f_pointillés_20_gris"><text:span text:style-name="T48"><draw:frame draw:style-name="fr4" draw:name="Objet31" text:anchor-type="as-char" svg:width="1.443cm" svg:height="0.87cm" draw:z-index="40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_5f_pointillés_20_gris"><text:span text:style-name="T48">.</text:span></text:span><text:span text:style-name="_5f_pointillés_20_gris"><text:span text:style-name="T57"> <text:s text:c="2"/></text:span></text:span><text:span text:style-name="_5f_pointillés_20_gris"><text:span text:style-name="T58"><text:s text:c="49"/></text:span></text:span><text:span text:style-name="_5f_pointillés_20_gris"><text:span text:style-name="T52"><text:s text:c="11"/>Comme </text:span></text:span><text:span text:style-name="_5f_pointillés_20_gris"><text:span text:style-name="T52"><draw:frame draw:style-name="fr6" draw:name="Objet27" text:anchor-type="as-char" svg:width="1.616cm" svg:height="0.87cm" draw:z-index="66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text:span text:style-name="_5f_pointillés_20_gris"><text:span text:style-name="T52">,</text:span></text:span><text:span text:style-name="_5f_pointillés_20_gris"><text:span text:style-name="T48"> l’objectif n’est pas atteint.</text:span></text:span></text:p>
              </text:list-header>
            </text:list>
          </text:list-item>
        </text:list>
        <text:list xml:id="list151916426529817" text:continue-list="list151917173740398" text:style-name="liste_5f_abc">
          <text:list-item>
            <text:p text:style-name="P71"><text:span text:style-name="_5f_BVS">Dans les jours qui suivent, on vend encore </text:span><text:span text:style-name="_5f_BVS"><draw:frame draw:style-name="fr5" draw:name="Objet2" text:anchor-type="as-char" svg:width="0.293cm" svg:height="0.87cm" draw:z-index="14"><draw:object xlink:href="./Object 8" xlink:type="simple" xlink:show="embed" xlink:actuate="onLoad"/><draw:image xlink:href="./ObjectReplacements/Object 8" xlink:type="simple" xlink:show="embed" xlink:actuate="onLoad"/></draw:frame></text:span><text:span text:style-name="_5f_BVS"><text:s/></text:span><text:span text:style-name="_5f_BVS"><text:span text:style-name="T28">des </text:span></text:span><text:span text:style-name="_5f_BVS"><text:span text:style-name="T38">b</text:span></text:span><text:span text:style-name="_5f_BVS"><text:span text:style-name="T39">oîtes</text:span></text:span><text:span text:style-name="_5f_BVS"><text:span text:style-name="T28"> qu’il reste</text:span></text:span>. Quelle fraction du total initial reste-t-il à vendre ?</text:p>
            <text:list>
              <text:list-header>
                <text:p text:style-name="P50"><text:span text:style-name="_5f_pointillés_20_gris"><text:span text:style-name="T52">Au cours du 1</text:span></text:span><text:span text:style-name="_5f_pointillés_20_gris"><text:span text:style-name="T56">er</text:span></text:span><text:span text:style-name="_5f_pointillés_20_gris"><text:span text:style-name="T52"> mois, </text:span></text:span><text:span text:style-name="_5f_pointillés_20_gris"><text:span text:style-name="T52"><draw:frame draw:style-name="fr3" draw:name="Objet44" text:anchor-type="as-char" svg:width="0.293cm" svg:height="0.87cm" draw:z-index="54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text:span text:style-name="_5f_pointillés_20_gris"><text:span text:style-name="T52"><text:s/>des boîtes ont été vendues, il en reste </text:span></text:span><text:span text:style-name="_5f_pointillés_20_gris"><text:span text:style-name="T52"><draw:frame draw:style-name="fr3" draw:name="Objet45" text:anchor-type="as-char" svg:width="0.293cm" svg:height="0.87cm" draw:z-index="47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text:span text:style-name="_5f_pointillés_20_gris"><text:span text:style-name="T52">.</text:span></text:span></text:p>
                <text:p text:style-name="P45"><text:span text:style-name="_5f_pointillés_20_gris"><text:span text:style-name="T52">Dans les jours qui suivent, il vend </text:span></text:span><text:span text:style-name="_5f_pointillés_20_gris"><text:span text:style-name="T52"><draw:frame draw:style-name="fr3" draw:name="Objet46" text:anchor-type="as-char" svg:width="1.743cm" svg:height="0.87cm" draw:z-index="52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text:span text:style-name="_5f_pointillés_20_gris"><text:span text:style-name="T52">,</text:span></text:span><text:span text:style-name="_5f_pointillés_20_gris"><text:span text:style-name="T63"> </text:span></text:span><text:span text:style-name="_5f_pointillés_20_gris"><text:span text:style-name="T52">soit au total, </text:span></text:span><text:span text:style-name="_5f_pointillés_20_gris"><text:span text:style-name="T52"><draw:frame draw:style-name="fr4" draw:name="Objet52" text:anchor-type="as-char" svg:width="1.891cm" svg:height="0.87cm" draw:z-index="53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text:span text:style-name="_5f_pointillés_20_gris"><text:span text:style-name="T52">. Il reste donc à vendre </text:span></text:span><text:span text:style-name="_5f_pointillés_20_gris"><text:span text:style-name="T52"><draw:frame draw:style-name="fr3" draw:name="Objet50" text:anchor-type="as-char" svg:width="0.293cm" svg:height="0.87cm" draw:z-index="48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text:span text:style-name="_5f_pointillés_20_gris"><text:span text:style-name="T52"><text:s/>du total initial de boîtes.</text:span></text:span></text:p>
              </text:list-header>
            </text:list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06cm" draw:dots2="1" draw:dots2-length="0.006cm" draw:distance="0.006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6" draw:display-name="Dashed (var) 6326" draw:style="rect" draw:dots1="1" draw:dots1-length="0.011cm" draw:dots2="1" draw:dots2-length="0.011cm" draw:distance="0.011cm"/>
    <draw:stroke-dash draw:name="Dashed_20__28_var_29__20_6327" draw:display-name="Dashed (var) 6327" draw:style="rect" draw:dots1="1" draw:dots1-length="0.011cm" draw:dots2="1" draw:dots2-length="0.011cm" draw:distance="0.011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06cm" draw:dots2="1" draw:dots2-length="0.006cm" draw:distance="0.006cm"/>
    <draw:stroke-dash draw:name="Dashed_20__28_var_29__20_6352" draw:display-name="Dashed (var) 6352" draw:style="rect" draw:dots1="1" draw:dots1-length="0.006cm" draw:dots2="1" draw:dots2-length="0.006cm" draw:distance="0.006cm"/>
    <draw:stroke-dash draw:name="Dashed_20__28_var_29__20_6353" draw:display-name="Dashed (var) 6353" draw:style="rect" draw:dots1="1" draw:dots1-length="0.006cm" draw:dots2="1" draw:dots2-length="0.006cm" draw:distance="0.006cm"/>
    <draw:stroke-dash draw:name="Dashed_20__28_var_29__20_6354" draw:display-name="Dashed (var) 6354" draw:style="rect" draw:dots1="1" draw:dots1-length="0.006cm" draw:dots2="1" draw:dots2-length="0.006cm" draw:distance="0.006cm"/>
    <draw:stroke-dash draw:name="Dashed_20__28_var_29__20_6355" draw:display-name="Dashed (var) 6355" draw:style="rect" draw:dots1="1" draw:dots1-length="0.006cm" draw:dots2="1" draw:dots2-length="0.006cm" draw:distance="0.006cm"/>
    <draw:stroke-dash draw:name="Dashed_20__28_var_29__20_6356" draw:display-name="Dashed (var) 6356" draw:style="rect" draw:dots1="1" draw:dots1-length="0.006cm" draw:dots2="1" draw:dots2-length="0.006cm" draw:distance="0.006cm"/>
    <draw:stroke-dash draw:name="Dashed_20__28_var_29__20_6357" draw:display-name="Dashed (var) 6357" draw:style="rect" draw:dots1="1" draw:dots1-length="0.006cm" draw:dots2="1" draw:dots2-length="0.006cm" draw:distance="0.006cm"/>
    <draw:stroke-dash draw:name="Dashed_20__28_var_29__20_6358" draw:display-name="Dashed (var) 6358" draw:style="rect" draw:dots1="1" draw:dots1-length="0.006cm" draw:dots2="1" draw:dots2-length="0.006cm" draw:distance="0.006cm"/>
    <draw:stroke-dash draw:name="Dashed_20__28_var_29__20_6359" draw:display-name="Dashed (var) 6359" draw:style="rect" draw:dots1="1" draw:dots1-length="0.006cm" draw:dots2="1" draw:dots2-length="0.006cm" draw:distance="0.006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ointillés_20_fraction" style:display-name="_pointillés fraction" style:family="paragraph" style:parent-style-name="_5f_Paragraphe_20_livret_20_">
      <style:paragraph-properties fo:margin-top="0.6cm" fo:margin-bottom="0.6cm" style:contextual-spacing="false" fo:line-height="100%">
        <style:tab-stops>
          <style:tab-stop style:position="0.37cm"/>
          <style:tab-stop style:position="6.0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2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2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1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master-page-name="">
      <style:paragraph-properties fo:margin-top="0.199cm" fo:margin-bottom="0.199cm" style:contextual-spacing="false" style:page-number="auto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_5f_num_5f_abcd" style:display-name="_num_abcd" style:family="paragraph" style:parent-style-name="Standard" style:default-outline-level="" style:master-page-name="">
      <style:paragraph-properties fo:margin-top="0.199cm" fo:margin-bottom="0.101cm" style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loext:opacity="100%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_5f_en-tête_5f_exemple_5f_jaune" style:display-name="_en-tête_exemple_jaune" style:family="text">
      <style:text-properties style:use-window-font-color="true" loext:opacity="0%" style:font-name="Bitstream Vera Sans3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2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2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2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2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2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2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2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2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3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1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Character_5f_20_5f_style" style:display-name="Character_20_style" style:family="text"/>
    <style:style style:name="livret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_5f_Numérotation_20_des_20_exercices_20_livretsbis" style:display-name="_Numérotation des exercices livretsbis">
      <text:list-level-style-number text:level="1" text:style-name="_5f_Numéros_20_exercices_20_livret" style:num-prefix=" " style:num-suffix=" " style:num-format="1" text:start-value="6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6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fo:font-family="'Bitstream Vera Sans'" style:font-style-name="Roman" style:font-family-generic="swiss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Pied_20_de_20_page" style:list-style-name="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_5f_En-tête">
      <style:text-properties officeooo:rsid="000bfa5c" officeooo:paragraph-rsid="000bfa5c"/>
    </style:style>
    <style:style style:name="MP24" style:family="paragraph">
      <loext:graphic-properties draw:fill="solid" draw:fill-color="#d7e12c"/>
    </style:style>
    <style:style style:name="MP25" style:family="paragraph">
      <style:paragraph-properties fo:text-align="center"/>
    </style:style>
    <style:style style:name="MP2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27" style:family="paragraph" style:parent-style-name="Footer">
      <style:text-properties officeooo:rsid="00178920" officeooo:paragraph-rsid="00178920"/>
    </style:style>
    <style:style style:name="MP28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0" style:family="paragraph" style:parent-style-name="Footer">
      <style:text-properties officeooo:paragraph-rsid="0019fee0"/>
    </style:style>
    <style:style style:name="MP31" style:family="paragraph" style:parent-style-name="Header">
      <style:text-properties fo:font-size="14pt" style:font-size-asian="14pt" style:font-size-complex="14pt"/>
    </style:style>
    <style:style style:name="MP3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9fee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d7e12c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1">N4 : Fractions</text:p>
              </table:table-cell>
              <table:table-cell table:style-name="Tableau18.A1" office:value-type="string">
                <text:p text:style-name="MP31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2">Série 1 : Fractions et parts</text:p>
            </table:table-cell>
            <table:table-cell table:style-name="Tableau18.A1" office:value-type="string">
              <text:p text:style-name="MP32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3_20_paire_28_une_20_colonne_29__20__20__28_G_29_" style:display-name="_Fiche éditeur série 3 paire(une colonne)  (G)" style:page-layout-name="Mpm18" style:next-style-name="_5f_Fiche_20_éditeur_20_série_20_3_20__28_une_20_colonne_29__20_impaire_20__28_D_29_">
      <style:header>
        <text:p text:style-name="MP15">Série 6 : multiplier </text:p>
      </style:header>
      <style:footer>
        <text:h text:style-name="MP22" text:outline-level="1">Chapitre A3 :Nombres rationnels </text:h>
      </style:footer>
    </style:master-page>
    <style:master-page style:name="_5f_Fiche_20_éditeur_20_série_20_3_20__28_une_20_colonne_29__20_impaire_20__28_D_29_" style:display-name="_Fiche éditeur série 3 (une colonne) impaire (D)" style:page-layout-name="Mpm19" draw:style-name="Mdp2" style:next-style-name="_5f_Fiche_20_éditeur_20_série_20_3_20_paire_20__28_G_29_">
      <style:header>
        <text:p text:style-name="MP4"><text:span text:style-name="MT1">Série 3 :</text:span> <text:span text:style-name="MT1">Multiplier</text:span></text:p>
      </style:header>
      <style:footer>
        <text:p text:style-name="MP5">Chapitre N2 : Nombres en écriture fractionnaire</text:p>
      </style:footer>
      <style:footer-left>
        <text:p text:style-name="MP10"/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3"><draw:path text:anchor-type="paragraph" draw:z-index="1" draw:name="Forme1" draw:style-name="Mgr1" draw:text-style-name="MP24" svg:width="4.329cm" svg:height="2.24cm" svg:x="-1.499cm" svg:y="-1cm" svg:viewBox="0 0 4330 2241" svg:d="M0 2241l3984-288c209-15 363-168 345-342l-170-1611h-4159z"><text:p/></draw:path><draw:frame text:anchor-type="paragraph" draw:z-index="3" draw:name="Forme2" draw:style-name="Mgr2" draw:text-style-name="MP26" svg:width="2.703cm" svg:height="0.715cm" draw:transform="rotate (0.0872664625997165) translate (-0.172861111111111cm 0.218722222222222cm)"><draw:text-box><text:p text:style-name="MP25"><text:span text:style-name="MT5">Série 7</text:span></text:p></draw:text-box></draw:frame><draw:line text:anchor-type="paragraph" draw:z-index="5" draw:name="Forme3" draw:style-name="Mgr3" draw:text-style-name="MP25" svg:x1="6.357cm" svg:y1="0.36cm" svg:x2="20.496cm" svg:y2="0.36cm"><text:p/></draw:line>Synthèse</text:p>
      </style:header>
      <style:footer>
        <text:p text:style-name="MP27"><draw:frame draw:style-name="Mfr1" draw:name="Cadre11" text:anchor-type="paragraph" svg:y="-0.06cm" draw:z-index="7"><draw:text-box fo:min-height="0.499cm" fo:min-width="3cm"><draw:frame draw:style-name="Mfr2" draw:name="Cadre2" text:anchor-type="frame" svg:x="0.45cm" svg:y="0.079cm" svg:width="0.817cm" draw:z-index="9"><draw:text-box fo:min-height="0.355cm"><text:p text:style-name="MP28"><draw:g text:anchor-type="paragraph" draw:z-index="15" draw:name="Forme4" draw:style-name="Mgr4"><draw:path draw:style-name="Mgr5" draw:text-style-name="MP29" svg:width="0.855cm" svg:height="1.172cm" svg:x="-0.03cm" svg:y="-0.194cm" svg:viewBox="0 0 856 1173" svg:d="M856 1173h-856v-991c0-100 79-182 175-182h505c97 0 176 82 176 182z"><text:p/></draw:path></draw:g><text:page-number text:select-page="current">34</text:page-number></text:p></draw:text-box></draw:frame><text:p text:style-name="MP30">Nombres rationnels • A<text:span text:style-name="MT6">3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13T15:19:15.786000000</dc:date>
    <meta:editing-duration>PT11H17M11S</meta:editing-duration>
    <meta:editing-cycles>75</meta:editing-cycles>
    <meta:generator>LibreOffice/7.1.1.2$Windows_X86_64 LibreOffice_project/fe0b08f4af1bacafe4c7ecc87ce55bb426164676</meta:generator>
    <dc:subject>multiplier</dc:subject>
    <dc:title>A3_5 série 6</dc:title>
    <meta:document-statistic meta:table-count="1" meta:image-count="0" meta:object-count="55" meta:page-count="2" meta:paragraph-count="115" meta:word-count="1022" meta:character-count="5753" meta:non-whitespace-character-count="4266"/>
  </office:meta>
</office:document-meta>
</file>

<file path=Object 1/content.xml><?xml version="1.0" encoding="utf-8"?>
<math xmlns="http://www.w3.org/1998/Math/MathML" display="block">
  <semantics>
    <mfrac>
      <mi>chevaux</mi>
      <mi>poids</mi>
    </mfrac>
    <annotation encoding="StarMath 5.0">{{chevaux}} over {{poids}}</annotation>
  </semantics>
</math>
</file>

<file path=Object 10/content.xml><?xml version="1.0" encoding="utf-8"?>
<math xmlns="http://www.w3.org/1998/Math/MathML" display="block">
  <semantics>
    <mfrac>
      <mn>39</mn>
      <mn>34</mn>
    </mfrac>
    <annotation encoding="StarMath 5.0">{39} over {34}</annotation>
  </semantics>
</math>
</file>

<file path=Object 11/content.xml><?xml version="1.0" encoding="utf-8"?>
<math xmlns="http://www.w3.org/1998/Math/MathML" display="block">
  <semantics>
    <mrow>
      <mfrac>
        <mn>1</mn>
        <mn>7</mn>
      </mfrac>
      <mrow>
        <mspace width="0.5em"/>
        <mo stretchy="false">+</mo>
        <mspace width="0.5em"/>
      </mrow>
      <mfrac>
        <mn>6</mn>
        <mn>7</mn>
      </mfrac>
      <mrow>
        <mspace width="0.5em"/>
        <mo stretchy="false">+</mo>
        <mspace width="0.5em"/>
      </mrow>
      <mfrac>
        <mn>2</mn>
        <mn>9</mn>
      </mfrac>
      <mrow>
        <mspace width="0.5em"/>
        <mo stretchy="false">+</mo>
        <mspace width="0.5em"/>
      </mrow>
      <mfrac>
        <mn>7</mn>
        <mn>9</mn>
      </mfrac>
    </mrow>
    <annotation encoding="StarMath 5.0">{{1}} over {{7}}`+`{{6}} over {{7}}`+`{{2}} over {{9}}`+`{{7}} over {{9}}
</annotation>
  </semantics>
</math>
</file>

<file path=Object 12/content.xml><?xml version="1.0" encoding="utf-8"?>
<math xmlns="http://www.w3.org/1998/Math/MathML" display="block">
  <semantics>
    <mrow>
      <mfrac>
        <mn>7</mn>
        <mn>7</mn>
      </mfrac>
      <mrow>
        <mspace width="0.5em"/>
        <mo stretchy="false">+</mo>
        <mspace width="0.5em"/>
      </mrow>
      <mfrac>
        <mn>9</mn>
        <mn>9</mn>
      </mfrac>
      <mspace/>
    </mrow>
    <annotation encoding="StarMath 5.0">{{7}} over {{7}}`+`{{9}} over {{9}}`
</annotation>
  </semantics>
</math>
</file>

<file path=Object 13/content.xml><?xml version="1.0" encoding="utf-8"?>
<math xmlns="http://www.w3.org/1998/Math/MathML" display="block">
  <semantics>
    <mrow>
      <mfrac>
        <mn>4</mn>
        <mn>3</mn>
      </mfrac>
      <mspace width="0.5em"/>
      <mstyle mathvariant="normal">
        <mrow>
          <mo stretchy="false">−</mo>
          <mspace width="0.5em"/>
        </mrow>
      </mstyle>
      <mfrac>
        <mn>1</mn>
        <mn>3</mn>
      </mfrac>
      <mspace width="0.5em"/>
      <mstyle mathvariant="normal">
        <mi mathvariant="normal"></mi>
      </mstyle>
      <mspace width="0.5em"/>
      <mfrac>
        <mn>22</mn>
        <mn>5</mn>
      </mfrac>
      <mrow>
        <mspace width="0.5em"/>
        <mo stretchy="false">−</mo>
        <mspace width="0.5em"/>
      </mrow>
      <mfrac>
        <mn>7</mn>
        <mn>5</mn>
      </mfrac>
      <mrow>
        <mspace width="0.5em"/>
        <mo stretchy="false">+</mo>
        <mspace width="0.5em"/>
      </mrow>
      <mfrac>
        <mn>11</mn>
        <mn>4</mn>
      </mfrac>
      <mrow>
        <mspace width="0.5em"/>
        <mo stretchy="false">−</mo>
        <mspace width="0.5em"/>
      </mrow>
      <mfrac>
        <mn>3</mn>
        <mn>4</mn>
      </mfrac>
    </mrow>
    <annotation encoding="StarMath 5.0">{{4}} over {{3}}`nitalic-`{{1}} over {{3}}`nitalic`{{22}} over {{5}}`-`{{7}} over {{5}}`+`{{11}} over {{4}}`-`{{3}} over {{4}}
</annotation>
  </semantics>
</math>
</file>

<file path=Object 14/content.xml><?xml version="1.0" encoding="utf-8"?>
<math xmlns="http://www.w3.org/1998/Math/MathML" display="block">
  <semantics>
    <mrow>
      <mfrac>
        <mn>3</mn>
        <mn>3</mn>
      </mfrac>
      <mspace width="0.5em"/>
      <mstyle mathvariant="normal">
        <mi mathvariant="normal"></mi>
      </mstyle>
      <mspace width="0.5em"/>
      <mfrac>
        <mn>15</mn>
        <mn>5</mn>
      </mfrac>
      <mspace width="0.5em"/>
      <mstyle mathvariant="normal">
        <mi mathvariant="normal"></mi>
      </mstyle>
      <mspace width="0.5em"/>
      <mfrac>
        <mn>8</mn>
        <mn>4</mn>
      </mfrac>
    </mrow>
    <annotation encoding="StarMath 5.0">{{3}} over {{3}}`nitalic`{{15}} over {{5}}`nitalic`{{8}} over {{4}}
</annotation>
  </semantics>
</math>
</file>

<file path=Object 15/content.xml><?xml version="1.0" encoding="utf-8"?>
<math xmlns="http://www.w3.org/1998/Math/MathML" display="block">
  <semantics>
    <mrow>
      <mspace width="0.5em"/>
      <mrow>
        <mo fence="true" form="prefix" stretchy="true">(</mo>
        <mrow>
          <mrow>
            <mfrac>
              <mn>171</mn>
              <mn>14</mn>
            </mfrac>
            <mrow>
              <mspace width="0.5em"/>
              <mo stretchy="false">−</mo>
              <mspace width="0.5em"/>
            </mrow>
            <mfrac>
              <mn>234</mn>
              <mn>28</mn>
            </mfrac>
          </mrow>
        </mrow>
        <mo fence="true" form="postfix" stretchy="true">)</mo>
      </mrow>
      <mrow>
        <mspace width="0.5em"/>
        <mo stretchy="false">×</mo>
        <mspace width="0.5em"/>
      </mrow>
      <mrow>
        <mo fence="true" form="prefix" stretchy="true">(</mo>
        <mrow>
          <mrow>
            <mfrac>
              <mn>1</mn>
              <mn>2</mn>
            </mfrac>
            <mrow>
              <mspace width="0.5em"/>
              <mo stretchy="false">−</mo>
              <mspace width="0.5em"/>
            </mrow>
            <mfrac>
              <mn>1</mn>
              <mn>2</mn>
            </mfrac>
          </mrow>
        </mrow>
        <mo fence="true" form="postfix" stretchy="true">)</mo>
      </mrow>
    </mrow>
    <annotation encoding="StarMath 5.0">`left({{171}} over {{14}}`-`{{234}} over {{28}}right)`times`left({{1}} over {{2}}`-`{{1}} over {{2}}right)
</annotation>
  </semantics>
</math>
</file>

<file path=Object 16/content.xml><?xml version="1.0" encoding="utf-8"?>
<math xmlns="http://www.w3.org/1998/Math/MathML" display="block">
  <semantics>
    <mrow>
      <mspace width="0.5em"/>
      <mrow>
        <mo fence="true" form="prefix" stretchy="true">(</mo>
        <mrow>
          <mrow>
            <mfrac>
              <mn>171</mn>
              <mn>14</mn>
            </mfrac>
            <mrow>
              <mspace width="0.5em"/>
              <mo stretchy="false">−</mo>
              <mspace width="0.5em"/>
            </mrow>
            <mfrac>
              <mn>234</mn>
              <mn>28</mn>
            </mfrac>
          </mrow>
        </mrow>
        <mo fence="true" form="postfix" stretchy="true">)</mo>
      </mrow>
      <mrow>
        <mspace width="0.5em"/>
        <mo stretchy="false">×</mo>
        <mspace width="0.5em"/>
      </mrow>
      <mn>0</mn>
    </mrow>
    <annotation encoding="StarMath 5.0">`left({{171}} over {{14}}`-`{{234}} over {{28}}right)`times`0
</annotation>
  </semantics>
</math>
</file>

<file path=Object 17/content.xml><?xml version="1.0" encoding="utf-8"?>
<math xmlns="http://www.w3.org/1998/Math/MathML" display="block">
  <semantics>
    <mfrac>
      <mn>39</mn>
      <mn>34</mn>
    </mfrac>
    <annotation encoding="StarMath 5.0">{39} over {34}</annotation>
  </semantics>
</math>
</file>

<file path=Object 18/content.xml><?xml version="1.0" encoding="utf-8"?>
<math xmlns="http://www.w3.org/1998/Math/MathML" display="block">
  <semantics>
    <mfrac>
      <mn>7</mn>
      <mn>17</mn>
    </mfrac>
    <annotation encoding="StarMath 5.0">{7} over {17}</annotation>
  </semantics>
</math>
</file>

<file path=Object 19/content.xml><?xml version="1.0" encoding="utf-8"?>
<math xmlns="http://www.w3.org/1998/Math/MathML" display="block">
  <semantics>
    <mrow>
      <mfrac>
        <mn>15</mn>
        <mn>25</mn>
      </mfrac>
      <mrow>
        <mspace width="0.5em"/>
        <mo stretchy="false">=</mo>
        <mspace width="0.5em"/>
      </mrow>
      <mfrac>
        <mn>60</mn>
        <mn>100</mn>
      </mfrac>
    </mrow>
    <annotation encoding="StarMath 5.0">{15} over {25} `=` {60} over {100}</annotation>
  </semantics>
</math>
</file>

<file path=Object 2/content.xml><?xml version="1.0" encoding="utf-8"?>
<math xmlns="http://www.w3.org/1998/Math/MathML" display="block">
  <semantics>
    <mfrac>
      <mn>2</mn>
      <mn>3</mn>
    </mfrac>
    <annotation encoding="StarMath 5.0">{2} over {3}</annotation>
  </semantics>
</math>
</file>

<file path=Object 20/content.xml><?xml version="1.0" encoding="utf-8"?>
<math xmlns="http://www.w3.org/1998/Math/MathML" display="block">
  <semantics>
    <mfrac>
      <mn>1</mn>
      <mn>3</mn>
    </mfrac>
    <annotation encoding="StarMath 5.0">{1} over {3}</annotation>
  </semantics>
</math>
</file>

<file path=Object 21/content.xml><?xml version="1.0" encoding="utf-8"?>
<math xmlns="http://www.w3.org/1998/Math/MathML" display="block">
  <semantics>
    <mfrac>
      <mn>7</mn>
      <mn>8</mn>
    </mfrac>
    <annotation encoding="StarMath 5.0">{7} over {8}</annotation>
  </semantics>
</math>
</file>

<file path=Object 22/content.xml><?xml version="1.0" encoding="utf-8"?>
<math xmlns="http://www.w3.org/1998/Math/MathML" display="block">
  <semantics>
    <mrow>
      <mfrac>
        <mn>7</mn>
        <mn>10</mn>
      </mfrac>
      <mrow>
        <mspace width="0.5em"/>
        <mo stretchy="false">=</mo>
        <mspace width="0.5em"/>
      </mrow>
      <mfrac>
        <mn>70</mn>
        <mn>100</mn>
      </mfrac>
    </mrow>
    <annotation encoding="StarMath 5.0">{7} over {10} `=` {70} over {100}</annotation>
  </semantics>
</math>
</file>

<file path=Object 23/content.xml><?xml version="1.0" encoding="utf-8"?>
<math xmlns="http://www.w3.org/1998/Math/MathML" display="block">
  <semantics>
    <mfrac>
      <mn>65</mn>
      <mn>100</mn>
    </mfrac>
    <annotation encoding="StarMath 5.0">{65} over {100}</annotation>
  </semantics>
</math>
</file>

<file path=Object 24/content.xml><?xml version="1.0" encoding="utf-8"?>
<math xmlns="http://www.w3.org/1998/Math/MathML" display="block">
  <semantics>
    <mrow>
      <mfrac>
        <mn>78</mn>
        <mn>780</mn>
      </mfrac>
      <mo stretchy="false">=</mo>
      <mn>0,1</mn>
    </mrow>
    <annotation encoding="StarMath 5.0">{78} over {780} = 0,1</annotation>
  </semantics>
</math>
</file>

<file path=Object 25/content.xml><?xml version="1.0" encoding="utf-8"?>
<math xmlns="http://www.w3.org/1998/Math/MathML" display="block">
  <semantics>
    <mrow>
      <mfrac>
        <mn>185</mn>
        <mn>854</mn>
      </mfrac>
      <mo stretchy="false">≈</mo>
      <mn>0,22</mn>
    </mrow>
    <annotation encoding="StarMath 5.0">{185} over {854} approx 0,22 </annotation>
  </semantics>
</math>
</file>

<file path=Object 26/content.xml><?xml version="1.0" encoding="utf-8"?>
<math xmlns="http://www.w3.org/1998/Math/MathML" display="block">
  <semantics>
    <mrow>
      <mfrac>
        <mn>156</mn>
        <mn>996</mn>
      </mfrac>
      <mo stretchy="false">≈</mo>
      <mn>0,16</mn>
    </mrow>
    <annotation encoding="StarMath 5.0">{156} over {996} approx 0,16 </annotation>
  </semantics>
</math>
</file>

<file path=Object 27/content.xml><?xml version="1.0" encoding="utf-8"?>
<math xmlns="http://www.w3.org/1998/Math/MathML" display="block">
  <semantics>
    <mrow>
      <mfrac>
        <mn>122</mn>
        <mn>1135</mn>
      </mfrac>
      <mo stretchy="false">≈</mo>
      <mn>0,11</mn>
    </mrow>
    <annotation encoding="StarMath 5.0">{122} over {1135} approx 0,11 </annotation>
  </semantics>
</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7</math:mn>
      </math:mfrac>
      <math:mrow>
        <math:mi/>
        <math:mo math:stretchy="false">+</math:mo>
        <math:mi/>
      </math:mrow>
      <math:mfrac>
        <math:mn>2</math:mn>
        <math:mn>9</math:mn>
      </math:mfrac>
      <math:mrow>
        <math:mi/>
        <math:mo math:stretchy="false">+</math:mo>
        <math:mi/>
      </math:mrow>
      <math:mfrac>
        <math:mn>6</math:mn>
        <math:mn>7</math:mn>
      </math:mfrac>
      <math:mrow>
        <math:mi/>
        <math:mo math:stretchy="false">+</math:mo>
        <math:mi/>
      </math:mrow>
      <math:mfrac>
        <math:mn>7</math:mn>
        <math:mn>9</math:mn>
      </math:mfrac>
    </math:mrow>
    <math:annotation math:encoding="StarMath 5.0">{{1}} over {{7}}`+`{{2}} over {{9}}`+`{{6}} over {{7}}`+`{{7}} over {{9}}
</math:annotation>
  </math:semantics>
</math:math>
</file>

<file path=Object 29/content.xml><?xml version="1.0" encoding="utf-8"?>
<math xmlns="http://www.w3.org/1998/Math/MathML" display="block">
  <semantics>
    <mrow>
      <mrow>
        <mfrac>
          <mn>1</mn>
          <mn>3</mn>
        </mfrac>
        <mo stretchy="false">+</mo>
        <mfrac>
          <mn>2</mn>
          <mn>9</mn>
        </mfrac>
      </mrow>
      <mo stretchy="false">=</mo>
      <mrow>
        <mfrac>
          <mn>3</mn>
          <mn>9</mn>
        </mfrac>
        <mo stretchy="false">+</mo>
        <mfrac>
          <mn>2</mn>
          <mn>9</mn>
        </mfrac>
      </mrow>
      <mo stretchy="false">=</mo>
      <mfrac>
        <mn>5</mn>
        <mn>9</mn>
      </mfrac>
    </mrow>
    <annotation encoding="StarMath 5.0">{1} over {3} + 2 over 9 = 3 over 9 + 2 over 9 = 5 over 9</annotation>
  </semantics>
</math>
</file>

<file path=Object 3/content.xml><?xml version="1.0" encoding="utf-8"?>
<math xmlns="http://www.w3.org/1998/Math/MathML" display="block">
  <semantics>
    <mfrac>
      <mn>1</mn>
      <mn>8</mn>
    </mfrac>
    <annotation encoding="StarMath 5.0">{1} over {8}</annotation>
  </semantics>
</math>
</file>

<file path=Object 30/content.xml><?xml version="1.0" encoding="utf-8"?>
<math xmlns="http://www.w3.org/1998/Math/MathML" display="block">
  <semantics>
    <mrow>
      <mfrac>
        <mn>4</mn>
        <mn>3</mn>
      </mfrac>
      <mspace width="0.5em"/>
      <mstyle mathvariant="normal">
        <mi mathvariant="normal"></mi>
      </mstyle>
      <mspace width="0.5em"/>
      <mfrac>
        <mn>11</mn>
        <mn>4</mn>
      </mfrac>
      <mspace width="0.5em"/>
      <mstyle mathvariant="normal">
        <mi mathvariant="normal"></mi>
      </mstyle>
      <mspace width="0.5em"/>
      <mfrac>
        <mn>22</mn>
        <mn>5</mn>
      </mfrac>
      <mrow>
        <mspace width="0.5em"/>
        <mo stretchy="false">−</mo>
        <mspace width="0.5em"/>
      </mrow>
      <mfrac>
        <mn>1</mn>
        <mn>3</mn>
      </mfrac>
      <mrow>
        <mspace width="0.5em"/>
        <mo stretchy="false">−</mo>
        <mspace width="0.5em"/>
      </mrow>
      <mfrac>
        <mn>3</mn>
        <mn>4</mn>
      </mfrac>
      <mrow>
        <mspace width="0.5em"/>
        <mo stretchy="false">−</mo>
        <mspace width="0.5em"/>
      </mrow>
      <mfrac>
        <mn>7</mn>
        <mn>5</mn>
      </mfrac>
    </mrow>
    <annotation encoding="StarMath 5.0">{{4}} over {{3}}`nitalic`{{11}} over {{4}}`nitalic`{{22}} over {{5}}`-`{{1}} over {{3}}`-`{{3}} over {{4}}`-`{{7}} over {{5}}
</annotation>
  </semantics>
</math>
</file>

<file path=Object 31/content.xml><?xml version="1.0" encoding="utf-8"?>
<math xmlns="http://www.w3.org/1998/Math/MathML" display="block">
  <semantics>
    <mrow>
      <mrow>
        <mfrac>
          <mn>9</mn>
          <mn>9</mn>
        </mfrac>
        <mo stretchy="false">−</mo>
        <mfrac>
          <mn>5</mn>
          <mn>9</mn>
        </mfrac>
      </mrow>
      <mo stretchy="false">=</mo>
      <mfrac>
        <mn>4</mn>
        <mn>9</mn>
      </mfrac>
    </mrow>
    <annotation encoding="StarMath 5.0">9 over 9 - 5 over 9 = 4 over 9</annotation>
  </semantics>
</math>
</file>

<file path=Object 32/content.xml><?xml version="1.0" encoding="utf-8"?>
<math xmlns="http://www.w3.org/1998/Math/MathML" display="block">
  <semantics>
    <mstyle mathsize="10pt">
      <mrow>
        <mfrac>
          <mn>12</mn>
          <mn>21</mn>
        </mfrac>
        <mrow>
          <mspace width="0.5em"/>
          <mo stretchy="false">&lt;</mo>
          <mspace width="0.5em"/>
        </mrow>
        <mfrac>
          <mn>14</mn>
          <mn>21</mn>
        </mfrac>
      </mrow>
    </mstyle>
    <annotation encoding="StarMath 5.0">size 10 {frac {12} {21} `&lt;` frac {14} {21}}</annotation>
  </semantics>
</math>
</file>

<file path=Object 33/content.xml><?xml version="1.0" encoding="utf-8"?>
<math xmlns="http://www.w3.org/1998/Math/MathML" display="block">
  <semantics>
    <mrow>
      <mfrac>
        <mn>200</mn>
        <mn>350</mn>
      </mfrac>
      <mrow>
        <mspace width="0.5em"/>
        <mo stretchy="false">=</mo>
        <mspace width="0.5em"/>
      </mrow>
      <mfrac>
        <mrow>
          <mn>4</mn>
          <mrow>
            <mspace width="0.5em"/>
            <mo stretchy="false">×</mo>
            <mspace width="0.5em"/>
          </mrow>
          <mn>50</mn>
        </mrow>
        <mrow>
          <mn>7</mn>
          <mrow>
            <mspace width="0.5em"/>
            <mo stretchy="false">×</mo>
            <mspace width="0.5em"/>
          </mrow>
          <mn>50</mn>
        </mrow>
      </mfrac>
      <mrow>
        <mspace width="0.5em"/>
        <mo stretchy="false">=</mo>
        <mspace width="0.5em"/>
      </mrow>
      <mfrac>
        <mn>4</mn>
        <mn>7</mn>
      </mfrac>
    </mrow>
    <annotation encoding="StarMath 5.0">{{200}} over {{350}}`=` frac { 4 `times` 50 } { 7 `times` 50} `=` frac {4} {7}  
</annotation>
  </semantics>
</math>
</file>

<file path=Object 34/content.xml><?xml version="1.0" encoding="utf-8"?>
<math xmlns="http://www.w3.org/1998/Math/MathML" display="block">
  <semantics>
    <mrow>
      <mfrac>
        <mn>21</mn>
        <mn>51</mn>
      </mfrac>
      <mrow>
        <mspace width="0.5em"/>
        <mo stretchy="false">&gt;</mo>
        <mspace width="0.5em"/>
      </mrow>
      <mfrac>
        <mn>20</mn>
        <mn>51</mn>
      </mfrac>
    </mrow>
    <annotation encoding="StarMath 5.0">{21} over {51} `&gt;` 20over51</annotation>
  </semantics>
</math>
</file>

<file path=Object 35/content.xml><?xml version="1.0" encoding="utf-8"?>
<math xmlns="http://www.w3.org/1998/Math/MathML" display="block">
  <semantics>
    <mrow>
      <mfrac>
        <mn>4</mn>
        <mn>7</mn>
      </mfrac>
      <mrow>
        <mspace width="0.5em"/>
        <mo stretchy="false">=</mo>
        <mspace width="0.5em"/>
      </mrow>
      <mfrac>
        <mn>12</mn>
        <mn>21</mn>
      </mfrac>
    </mrow>
    <annotation encoding="StarMath 5.0">frac {4} {7} `=` frac {12} {21}   
</annotation>
  </semantics>
</math>
</file>

<file path=Object 36/content.xml><?xml version="1.0" encoding="utf-8"?>
<math xmlns="http://www.w3.org/1998/Math/MathML" display="block">
  <semantics>
    <mrow>
      <mspace width="0.5em"/>
      <mrow>
        <mo fence="true" stretchy="true">(</mo>
        <mrow>
          <mrow>
            <mfrac>
              <mn>171</mn>
              <mn>14</mn>
            </mfrac>
            <mrow>
              <mspace width="0.5em"/>
              <mo stretchy="false">−</mo>
              <mspace width="0.5em"/>
            </mrow>
            <mfrac>
              <mn>234</mn>
              <mn>28</mn>
            </mfrac>
          </mrow>
        </mrow>
        <mo fence="true" stretchy="true">)</mo>
      </mrow>
      <mrow>
        <mspace width="0.5em"/>
        <mo stretchy="false">×</mo>
        <mspace width="0.5em"/>
      </mrow>
      <mrow>
        <mo fence="true" stretchy="true">(</mo>
        <mrow>
          <mrow>
            <mfrac>
              <mn>2</mn>
              <mn>4</mn>
            </mfrac>
            <mrow>
              <mspace width="0.5em"/>
              <mo stretchy="false">−</mo>
              <mspace width="0.5em"/>
            </mrow>
            <mfrac>
              <mn>1</mn>
              <mn>2</mn>
            </mfrac>
          </mrow>
        </mrow>
        <mo fence="true" stretchy="true">)</mo>
      </mrow>
    </mrow>
    <annotation encoding="StarMath 5.0">`left({{171}} over {{14}}`-`{{234}} over {{28}}right)`times`left({{2}} over {{4}}`-`{{1}} over {{2}}right)
</annotation>
  </semantics>
</math>
</file>

<file path=Object 37/content.xml><?xml version="1.0" encoding="utf-8"?>
<math xmlns="http://www.w3.org/1998/Math/MathML" display="block">
  <semantics>
    <mrow>
      <mfrac>
        <mn>2</mn>
        <mn>3</mn>
      </mfrac>
      <mrow>
        <mspace width="0.5em"/>
        <mo stretchy="false">=</mo>
        <mspace width="0.5em"/>
      </mrow>
      <mfrac>
        <mn>14</mn>
        <mn>21</mn>
      </mfrac>
    </mrow>
    <annotation encoding="StarMath 5.0">frac {2} {3} `=` frac {14} {21}   
</annotation>
  </semantics>
</math>
</file>

<file path=Object 38/content.xml><?xml version="1.0" encoding="utf-8"?>
<math xmlns="http://www.w3.org/1998/Math/MathML" display="block">
  <semantics>
    <mfrac>
      <mn>10</mn>
      <mn>600</mn>
    </mfrac>
    <annotation encoding="StarMath 5.0">{10} over {600}</annotation>
  </semantics>
</math>
</file>

<file path=Object 39/content.xml><?xml version="1.0" encoding="utf-8"?>
<math xmlns="http://www.w3.org/1998/Math/MathML" display="block">
  <semantics>
    <mfrac>
      <mn>1</mn>
      <mn>60</mn>
    </mfrac>
    <annotation encoding="StarMath 5.0">{1} over {60}</annotation>
  </semantics>
</math>
</file>

<file path=Object 4/content.xml><?xml version="1.0" encoding="utf-8"?>
<math xmlns="http://www.w3.org/1998/Math/MathML" display="block">
  <semantics>
    <mfrac>
      <mn>1</mn>
      <mn>8</mn>
    </mfrac>
    <annotation encoding="StarMath 5.0">{1} over {8}</annotation>
  </semantics>
</math>
</file>

<file path=Object 40/content.xml><?xml version="1.0" encoding="utf-8"?>
<math xmlns="http://www.w3.org/1998/Math/MathML" display="block">
  <semantics>
    <mrow>
      <mfrac>
        <mn>1</mn>
        <mn>60</mn>
      </mfrac>
      <mrow>
        <mspace width="0.5em"/>
        <mo stretchy="false">&lt;</mo>
        <mspace width="0.5em"/>
      </mrow>
      <mfrac>
        <mn>1</mn>
        <mn>50</mn>
      </mfrac>
    </mrow>
    <annotation encoding="StarMath 5.0">{1} over {60} `&lt;` {1} over {50}</annotation>
  </semantics>
</math>
</file>

<file path=Object 41/content.xml><?xml version="1.0" encoding="utf-8"?>
<math xmlns="http://www.w3.org/1998/Math/MathML" display="block">
  <semantics>
    <mrow>
      <mfrac>
        <mn>1,5</mn>
        <mn>6,6</mn>
      </mfrac>
      <mrow>
        <mspace width="0.5em"/>
        <mo stretchy="false">=</mo>
        <mspace width="0.5em"/>
      </mrow>
      <mfrac>
        <mn>5</mn>
        <mn>22</mn>
      </mfrac>
    </mrow>
    <annotation encoding="StarMath 5.0">frac {1,5} {6,6} `=` frac {5} {22}   
</annotation>
  </semantics>
</math>
</file>

<file path=Object 42/content.xml><?xml version="1.0" encoding="utf-8"?>
<math xmlns="http://www.w3.org/1998/Math/MathML" display="block">
  <semantics>
    <mfrac>
      <mn>1</mn>
      <mn>3</mn>
    </mfrac>
    <annotation encoding="StarMath 5.0">{1} over {3}</annotation>
  </semantics>
</math>
</file>

<file path=Object 43/content.xml><?xml version="1.0" encoding="utf-8"?>
<math xmlns="http://www.w3.org/1998/Math/MathML" display="block">
  <semantics>
    <mrow>
      <mfrac>
        <mn>2,6</mn>
        <mn>6,6</mn>
      </mfrac>
      <mrow>
        <mspace width="0.5em"/>
        <mo stretchy="false">=</mo>
        <mspace width="0.5em"/>
      </mrow>
      <mfrac>
        <mn>13</mn>
        <mn>33</mn>
      </mfrac>
    </mrow>
    <annotation encoding="StarMath 5.0">frac {2,6} {6,6} `=` frac {13} {33}   
</annotation>
  </semantics>
</math>
</file>

<file path=Object 44/content.xml><?xml version="1.0" encoding="utf-8"?>
<math xmlns="http://www.w3.org/1998/Math/MathML" display="block">
  <semantics>
    <mrow>
      <mfrac>
        <mn>1</mn>
        <mn>8</mn>
      </mfrac>
      <mrow>
        <mspace width="0.5em"/>
        <mo stretchy="false">+</mo>
        <mspace width="0.5em"/>
      </mrow>
      <mfrac>
        <mn>2</mn>
        <mn>8</mn>
      </mfrac>
      <mrow>
        <mspace width="0.5em"/>
        <mo stretchy="false">=</mo>
        <mspace width="0.5em"/>
      </mrow>
      <mfrac>
        <mn>3</mn>
        <mn>8</mn>
      </mfrac>
    </mrow>
    <annotation encoding="StarMath 5.0">{{1}} over {{8}}`+`{{2}} over {{8}}`=` frac {3} {8} 
</annotation>
  </semantics>
</math>
</file>

<file path=Object 45/content.xml><?xml version="1.0" encoding="utf-8"?>
<math xmlns="http://www.w3.org/1998/Math/MathML" display="block">
  <semantics>
    <mrow>
      <mfrac>
        <mn>8</mn>
        <mn>8</mn>
      </mfrac>
      <mrow>
        <mspace width="0.5em"/>
        <mo stretchy="false">−</mo>
        <mspace width="0.5em"/>
      </mrow>
      <mfrac>
        <mn>3</mn>
        <mn>8</mn>
      </mfrac>
      <mrow>
        <mspace width="0.5em"/>
        <mo stretchy="false">=</mo>
        <mspace width="0.5em"/>
      </mrow>
      <mfrac>
        <mn>5</mn>
        <mn>8</mn>
      </mfrac>
    </mrow>
    <annotation encoding="StarMath 5.0">{{8}} over {{8}}`-`{{3}} over {{8}}`=` frac {5} {8} 
</annotation>
  </semantics>
</math>
</file>

<file path=Object 46/content.xml><?xml version="1.0" encoding="utf-8"?>
<math xmlns="http://www.w3.org/1998/Math/MathML" display="block">
  <semantics>
    <mrow>
      <mfrac>
        <mn>150</mn>
        <mn>420</mn>
      </mfrac>
      <mrow>
        <mspace width="0.5em"/>
        <mo stretchy="false">=</mo>
        <mspace width="0.5em"/>
      </mrow>
      <mfrac>
        <mn>15</mn>
        <mn>42</mn>
      </mfrac>
    </mrow>
    <annotation encoding="StarMath 5.0">frac {150} {420} `=` frac {15} {42}   
</annotation>
  </semantics>
</math>
</file>

<file path=Object 47/content.xml><?xml version="1.0" encoding="utf-8"?>
<math xmlns="http://www.w3.org/1998/Math/MathML" display="block">
  <semantics>
    <mrow>
      <mfrac>
        <mn>1</mn>
        <mn>3</mn>
      </mfrac>
      <mrow>
        <mspace width="0.5em"/>
        <mo stretchy="false">=</mo>
        <mspace width="0.5em"/>
      </mrow>
      <mfrac>
        <mrow>
          <mn>1</mn>
          <mrow>
            <mspace width="0.5em"/>
            <mo stretchy="false">×</mo>
            <mspace width="0.5em"/>
          </mrow>
          <mn>14</mn>
        </mrow>
        <mrow>
          <mn>3</mn>
          <mrow>
            <mspace width="0.5em"/>
            <mo stretchy="false">×</mo>
            <mspace width="0.5em"/>
          </mrow>
          <mn>14</mn>
        </mrow>
      </mfrac>
      <mrow>
        <mspace width="0.5em"/>
        <mo stretchy="false">=</mo>
        <mspace width="0.5em"/>
      </mrow>
      <mfrac>
        <mn>14</mn>
        <mn>42</mn>
      </mfrac>
    </mrow>
    <annotation encoding="StarMath 5.0">frac {1} {3} `=` frac { 1 `times` 14 } { 3 `times` 14 } `=` frac {14} {42} 
</annotation>
  </semantics>
</math>
</file>

<file path=Object 48/content.xml><?xml version="1.0" encoding="utf-8"?>
<math xmlns="http://www.w3.org/1998/Math/MathML" display="block">
  <semantics>
    <mstyle mathsize="10pt">
      <mrow>
        <mfrac>
          <mn>15</mn>
          <mn>42</mn>
        </mfrac>
        <mrow>
          <mspace width="0.5em"/>
          <mo stretchy="false">&gt;</mo>
          <mspace width="0.5em"/>
        </mrow>
        <mfrac>
          <mn>14</mn>
          <mn>42</mn>
        </mfrac>
      </mrow>
    </mstyle>
    <annotation encoding="StarMath 5.0">size 10 {frac {15} {42} `&gt;` frac {14} {42}}</annotation>
  </semantics>
</math>
</file>

<file path=Object 49/content.xml><?xml version="1.0" encoding="utf-8"?>
<math xmlns="http://www.w3.org/1998/Math/MathML" display="block">
  <semantics>
    <mfrac>
      <mn>4</mn>
      <mn>7</mn>
    </mfrac>
    <annotation encoding="StarMath 5.0">{4}over{7}</annotation>
  </semantics>
</math>
</file>

<file path=Object 5/content.xml><?xml version="1.0" encoding="utf-8"?>
<math xmlns="http://www.w3.org/1998/Math/MathML" display="block">
  <semantics>
    <mfrac>
      <mn>2</mn>
      <mn>8</mn>
    </mfrac>
    <annotation encoding="StarMath 5.0">{2} over {8}</annotation>
  </semantics>
</math>
</file>

<file path=Object 50/content.xml><?xml version="1.0" encoding="utf-8"?>
<math xmlns="http://www.w3.org/1998/Math/MathML" display="block">
  <semantics>
    <mfrac>
      <mn>3</mn>
      <mn>7</mn>
    </mfrac>
    <annotation encoding="StarMath 5.0">{3}over{7}</annotation>
  </semantics>
</math>
</file>

<file path=Object 51/content.xml><?xml version="1.0" encoding="utf-8"?>
<math xmlns="http://www.w3.org/1998/Math/MathML" display="block">
  <semantics>
    <mrow>
      <mfrac>
        <mn>1</mn>
        <mn>3</mn>
      </mfrac>
      <mrow>
        <mspace width="0.5em"/>
        <mo stretchy="false">×</mo>
        <mspace width="0.5em"/>
      </mrow>
      <mfrac>
        <mn>3</mn>
        <mn>7</mn>
      </mfrac>
      <mrow>
        <mspace width="0.5em"/>
        <mo stretchy="false">=</mo>
        <mspace width="0.5em"/>
      </mrow>
      <mfrac>
        <mn>1</mn>
        <mn>7</mn>
      </mfrac>
    </mrow>
    <annotation encoding="StarMath 5.0">{1}over{3} `times` 3over7 `=` 1over7</annotation>
  </semantics>
</math>
</file>

<file path=Object 54/content.xml><?xml version="1.0" encoding="utf-8"?>
<math xmlns="http://www.w3.org/1998/Math/MathML" display="block">
  <semantics>
    <mfrac>
      <mn>21</mn>
      <mn>51</mn>
    </mfrac>
    <annotation encoding="StarMath 5.0">{21} over {51}</annotation>
  </semantics>
</math>
</file>

<file path=Object 55/content.xml><?xml version="1.0" encoding="utf-8"?>
<math xmlns="http://www.w3.org/1998/Math/MathML" display="block">
  <semantics>
    <mfrac>
      <mn>2</mn>
      <mn>7</mn>
    </mfrac>
    <annotation encoding="StarMath 5.0">{2}over{7}</annotation>
  </semantics>
</math>
</file>

<file path=Object 57/content.xml><?xml version="1.0" encoding="utf-8"?>
<math xmlns="http://www.w3.org/1998/Math/MathML" display="block">
  <semantics>
    <mrow>
      <mfrac>
        <mn>4</mn>
        <mn>7</mn>
      </mfrac>
      <mrow>
        <mspace width="0.5em"/>
        <mo stretchy="false">+</mo>
        <mspace width="0.5em"/>
      </mrow>
      <mfrac>
        <mn>1</mn>
        <mn>7</mn>
      </mfrac>
      <mrow>
        <mspace width="0.5em"/>
        <mo stretchy="false">=</mo>
        <mspace width="0.5em"/>
      </mrow>
      <mfrac>
        <mn>5</mn>
        <mn>7</mn>
      </mfrac>
    </mrow>
    <annotation encoding="StarMath 5.0">{{4}} over {{7}}`+`{{1}} over {{7}}`=` frac {5} {7} 
</annotation>
  </semantics>
</math>
</file>

<file path=Object 58/content.xml><?xml version="1.0" encoding="utf-8"?>
<math xmlns="http://www.w3.org/1998/Math/MathML" display="block">
  <semantics>
    <mfrac>
      <mn>1</mn>
      <mn>50</mn>
    </mfrac>
    <annotation encoding="StarMath 5.0">{1} over {50}</annotation>
  </semantics>
</math>
</file>

<file path=Object 6/content.xml><?xml version="1.0" encoding="utf-8"?>
<math xmlns="http://www.w3.org/1998/Math/MathML" display="block">
  <semantics>
    <mfrac>
      <mn>7</mn>
      <mn>17</mn>
    </mfrac>
    <annotation encoding="StarMath 5.0">{7} over {17}</annotation>
  </semantics>
</math>
</file>

<file path=Object 7/content.xml><?xml version="1.0" encoding="utf-8"?>
<math xmlns="http://www.w3.org/1998/Math/MathML" display="block">
  <semantics>
    <mfrac>
      <mn>2</mn>
      <mn>3</mn>
    </mfrac>
    <annotation encoding="StarMath 5.0">{2}over{3}</annotation>
  </semantics>
</math>
</file>

<file path=Object 8/content.xml><?xml version="1.0" encoding="utf-8"?>
<math xmlns="http://www.w3.org/1998/Math/MathML" display="block">
  <semantics>
    <mfrac>
      <mn>1</mn>
      <mn>3</mn>
    </mfrac>
    <annotation encoding="StarMath 5.0">{1}over{3} </annotation>
  </semantics>
</math>
</file>

<file path=Object 9/content.xml><?xml version="1.0" encoding="utf-8"?>
<math xmlns="http://www.w3.org/1998/Math/MathML" display="block">
  <semantics>
    <mfrac>
      <mn>20</mn>
      <mn>51</mn>
    </mfrac>
    <annotation encoding="StarMath 5.0">{20} over {51}</annotation>
  </semantics>
</math>
</file>